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19mm"/>
    </style:style>
    <style:style style:name="co3" style:family="table-column">
      <style:table-column-properties fo:break-before="auto" style:column-width="29.7mm"/>
    </style:style>
    <style:style style:name="co4" style:family="table-column">
      <style:table-column-properties fo:break-before="auto" style:column-width="27.7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33.66mm"/>
    </style:style>
    <style:style style:name="co7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5.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Dzien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Opad</text:p>
          </table:table-cell>
          <table:table-cell office:value-type="string" calcext:value-type="string">
            <text:p>Kategoria_chmur</text:p>
          </table:table-cell>
          <table:table-cell office:value-type="string" calcext:value-type="string">
            <text:p>Wielkosc_chmur</text:p>
          </table:table-cell>
          <table:table-cell table:style-name="Default" office:value-type="string" calcext:value-type="string">
            <text:p>Ex5_1</text:p>
          </table:table-cell>
          <table:table-cell table:formula="of:=SUM([.F2:.F501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2]&gt;=20;[.$C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3]&gt;=20;[.$C3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6" calcext:value-type="float">
            <text:p>23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4]&gt;=20;[.$C4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6" calcext:value-type="float">
            <text:p>23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5]&gt;=20;[.$C5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3" calcext:value-type="float">
            <text:p>22,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6]&gt;=20;[.$C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4" calcext:value-type="float">
            <text:p>20,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7]&gt;=20;[.$C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9" calcext:value-type="float">
            <text:p>18,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8]&gt;=20;[.$C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5" calcext:value-type="float">
            <text:p>18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9]&gt;=20;[.$C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5" calcext:value-type="float">
            <text:p>19,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10]&gt;=20;[.$C1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8" calcext:value-type="float">
            <text:p>21,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11]&gt;=20;[.$C1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.8" calcext:value-type="float">
            <text:p>24,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12]&gt;=20;[.$C12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7" calcext:value-type="float">
            <text:p>27,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13]&gt;=20;[.$C1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.5" calcext:value-type="float">
            <text:p>29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14]&gt;=20;[.$C1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.8" calcext:value-type="float">
            <text:p>29,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15]&gt;=20;[.$C1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3" calcext:value-type="float">
            <text:p>28,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16]&gt;=20;[.$C1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5" calcext:value-type="float">
            <text:p>25,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17]&gt;=20;[.$C17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18]&gt;=20;[.$C18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9" calcext:value-type="float">
            <text:p>18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19]&gt;=20;[.$C1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9" calcext:value-type="float">
            <text:p>16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20]&gt;=20;[.$C2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,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21]&gt;=20;[.$C2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1" calcext:value-type="float">
            <text:p>17,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22]&gt;=20;[.$C2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7" calcext:value-type="float">
            <text:p>18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23]&gt;=20;[.$C2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.2" calcext:value-type="float">
            <text:p>20,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24]&gt;=20;[.$C2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.8" calcext:value-type="float">
            <text:p>20,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25]&gt;=20;[.$C2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.9" calcext:value-type="float">
            <text:p>19,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26]&gt;=20;[.$C2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.5" calcext:value-type="float">
            <text:p>17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27]&gt;=20;[.$C2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9" calcext:value-type="float">
            <text:p>13,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28]&gt;=20;[.$C2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9" calcext:value-type="float">
            <text:p>9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29]&gt;=20;[.$C2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4" calcext:value-type="float">
            <text:p>6,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30]&gt;=20;[.$C3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31]&gt;=20;[.$C3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6" calcext:value-type="float">
            <text:p>3,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32]&gt;=20;[.$C3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6" calcext:value-type="float">
            <text:p>4,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33]&gt;=20;[.$C3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6" calcext:value-type="float">
            <text:p>6,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34]&gt;=20;[.$C3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.7" calcext:value-type="float">
            <text:p>8,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35]&gt;=20;[.$C3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36]&gt;=20;[.$C3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.1" calcext:value-type="float">
            <text:p>10,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37]&gt;=20;[.$C3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8" calcext:value-type="float">
            <text:p>8,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38]&gt;=20;[.$C3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4" calcext:value-type="float">
            <text:p>6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39]&gt;=20;[.$C3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8" calcext:value-type="float">
            <text:p>3,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40]&gt;=20;[.$C4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41]&gt;=20;[.$C4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42]&gt;=20;[.$C4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43]&gt;=20;[.$C4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6" calcext:value-type="float">
            <text:p>4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44]&gt;=20;[.$C4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2" calcext:value-type="float">
            <text:p>8,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45]&gt;=20;[.$C4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8" calcext:value-type="float">
            <text:p>11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46]&gt;=20;[.$C4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7" calcext:value-type="float">
            <text:p>14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47]&gt;=20;[.$C4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.3" calcext:value-type="float">
            <text:p>16,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48]&gt;=20;[.$C4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.3" calcext:value-type="float">
            <text:p>16,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49]&gt;=20;[.$C4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2" calcext:value-type="float">
            <text:p>15,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50]&gt;=20;[.$C5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.6" calcext:value-type="float">
            <text:p>13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51]&gt;=20;[.$C5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5" calcext:value-type="float">
            <text:p>12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52]&gt;=20;[.$C5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5" calcext:value-type="float">
            <text:p>12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53]&gt;=20;[.$C5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.1" calcext:value-type="float">
            <text:p>14,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54]&gt;=20;[.$C5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.1" calcext:value-type="float">
            <text:p>17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55]&gt;=20;[.$C5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.9" calcext:value-type="float">
            <text:p>20,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56]&gt;=20;[.$C5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.5" calcext:value-type="float">
            <text:p>24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57]&gt;=20;[.$C57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.3" calcext:value-type="float">
            <text:p>27,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58]&gt;=20;[.$C5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.4" calcext:value-type="float">
            <text:p>28,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59]&gt;=20;[.$C5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.8" calcext:value-type="float">
            <text:p>27,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60]&gt;=20;[.$C6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9" calcext:value-type="float">
            <text:p>25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61]&gt;=20;[.$C6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.4" calcext:value-type="float">
            <text:p>23,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62]&gt;=20;[.$C6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.2" calcext:value-type="float">
            <text:p>21,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63]&gt;=20;[.$C6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64]&gt;=20;[.$C64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.3" calcext:value-type="float">
            <text:p>20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65]&gt;=20;[.$C65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.8" calcext:value-type="float">
            <text:p>21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66]&gt;=20;[.$C6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67]&gt;=20;[.$C67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.1" calcext:value-type="float">
            <text:p>26,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68]&gt;=20;[.$C6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.3" calcext:value-type="float">
            <text:p>27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69]&gt;=20;[.$C6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.8" calcext:value-type="float">
            <text:p>26,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70]&gt;=20;[.$C7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.7" calcext:value-type="float">
            <text:p>24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71]&gt;=20;[.$C71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.2" calcext:value-type="float">
            <text:p>21,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72]&gt;=20;[.$C7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.3" calcext:value-type="float">
            <text:p>17,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73]&gt;=20;[.$C7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.7" calcext:value-type="float">
            <text:p>13,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74]&gt;=20;[.$C7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.3" calcext:value-type="float">
            <text:p>11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75]&gt;=20;[.$C7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76]&gt;=20;[.$C7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77]&gt;=20;[.$C7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.5" calcext:value-type="float">
            <text:p>12,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78]&gt;=20;[.$C7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79]&gt;=20;[.$C7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.7" calcext:value-type="float">
            <text:p>14,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80]&gt;=20;[.$C8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.1" calcext:value-type="float">
            <text:p>14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AND([.$B81]&gt;=20;[.$C8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.9" calcext:value-type="float">
            <text:p>11,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82]&gt;=20;[.$C8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7" calcext:value-type="float">
            <text:p>8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83]&gt;=20;[.$C8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1" calcext:value-type="float">
            <text:p>5,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84]&gt;=20;[.$C8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85]&gt;=20;[.$C8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86]&gt;=20;[.$C8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" calcext:value-type="float">
            <text:p>0,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87]&gt;=20;[.$C8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88]&gt;=20;[.$C8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89]&gt;=20;[.$C8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9" calcext:value-type="float">
            <text:p>7,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90]&gt;=20;[.$C9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91]&gt;=20;[.$C9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9" calcext:value-type="float">
            <text:p>10,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92]&gt;=20;[.$C9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.3" calcext:value-type="float">
            <text:p>10,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93]&gt;=20;[.$C9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7" calcext:value-type="float">
            <text:p>8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AND([.$B94]&gt;=20;[.$C9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7" calcext:value-type="float">
            <text:p>6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AND([.$B95]&gt;=20;[.$C9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3" calcext:value-type="float">
            <text:p>5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AND([.$B96]&gt;=20;[.$C9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2" calcext:value-type="float">
            <text:p>5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AND([.$B97]&gt;=20;[.$C9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AND([.$B98]&gt;=20;[.$C9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8" calcext:value-type="float">
            <text:p>9,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AND([.$B99]&gt;=20;[.$C9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.7" calcext:value-type="float">
            <text:p>13,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AND([.$B100]&gt;=20;[.$C10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7" calcext:value-type="float">
            <text:p>17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AND([.$B101]&gt;=20;[.$C10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.8" calcext:value-type="float">
            <text:p>20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AND([.$B102]&gt;=20;[.$C102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.4" calcext:value-type="float">
            <text:p>22,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AND([.$B103]&gt;=20;[.$C10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.5" calcext:value-type="float">
            <text:p>22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AND([.$B104]&gt;=20;[.$C10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.2" calcext:value-type="float">
            <text:p>21,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AND([.$B105]&gt;=20;[.$C10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.5" calcext:value-type="float">
            <text:p>19,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AND([.$B106]&gt;=20;[.$C10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.1" calcext:value-type="float">
            <text:p>18,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107]&gt;=20;[.$C10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.8" calcext:value-type="float">
            <text:p>17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108]&gt;=20;[.$C10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.9" calcext:value-type="float">
            <text:p>18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109]&gt;=20;[.$C10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.3" calcext:value-type="float">
            <text:p>21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110]&gt;=20;[.$C110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.5" calcext:value-type="float">
            <text:p>24,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111]&gt;=20;[.$C11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7.5" calcext:value-type="float">
            <text:p>27,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112]&gt;=20;[.$C11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9.5" calcext:value-type="float">
            <text:p>29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113]&gt;=20;[.$C11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9.9" calcext:value-type="float">
            <text:p>29,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114]&gt;=20;[.$C114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8.6" calcext:value-type="float">
            <text:p>28,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115]&gt;=20;[.$C11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.9" calcext:value-type="float">
            <text:p>25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116]&gt;=20;[.$C11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.6" calcext:value-type="float">
            <text:p>22,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117]&gt;=20;[.$C11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.7" calcext:value-type="float">
            <text:p>19,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118]&gt;=20;[.$C11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.8" calcext:value-type="float">
            <text:p>17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119]&gt;=20;[.$C11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.3" calcext:value-type="float">
            <text:p>17,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120]&gt;=20;[.$C12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.2" calcext:value-type="float">
            <text:p>18,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121]&gt;=20;[.$C12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.8" calcext:value-type="float">
            <text:p>19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122]&gt;=20;[.$C12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.4" calcext:value-type="float">
            <text:p>21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123]&gt;=20;[.$C123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124]&gt;=20;[.$C12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.2" calcext:value-type="float">
            <text:p>21,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125]&gt;=20;[.$C12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.8" calcext:value-type="float">
            <text:p>18,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126]&gt;=20;[.$C12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.2" calcext:value-type="float">
            <text:p>15,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127]&gt;=20;[.$C12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.1" calcext:value-type="float">
            <text:p>11,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128]&gt;=20;[.$C12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129]&gt;=20;[.$C12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.2" calcext:value-type="float">
            <text:p>5,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130]&gt;=20;[.$C13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6" calcext:value-type="float">
            <text:p>4,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131]&gt;=20;[.$C13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132]&gt;=20;[.$C13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3" calcext:value-type="float">
            <text:p>7,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133]&gt;=20;[.$C13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.3" calcext:value-type="float">
            <text:p>9,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134]&gt;=20;[.$C13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.5" calcext:value-type="float">
            <text:p>10,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135]&gt;=20;[.$C13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.4" calcext:value-type="float">
            <text:p>10,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136]&gt;=20;[.$C13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AND([.$B137]&gt;=20;[.$C13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4" calcext:value-type="float">
            <text:p>6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AND([.$B138]&gt;=20;[.$C13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.6" calcext:value-type="float">
            <text:p>3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AND([.$B139]&gt;=20;[.$C13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" calcext:value-type="float">
            <text:p>1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AND([.$B140]&gt;=20;[.$C14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AND([.$B141]&gt;=20;[.$C14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AND([.$B142]&gt;=20;[.$C14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9" calcext:value-type="float">
            <text:p>3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AND([.$B143]&gt;=20;[.$C14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3" calcext:value-type="float">
            <text:p>7,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AND([.$B144]&gt;=20;[.$C14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.9" calcext:value-type="float">
            <text:p>10,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AND([.$B145]&gt;=20;[.$C14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.7" calcext:value-type="float">
            <text:p>13,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AND([.$B146]&gt;=20;[.$C14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.1" calcext:value-type="float">
            <text:p>15,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AND([.$B147]&gt;=20;[.$C14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.1" calcext:value-type="float">
            <text:p>15,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AND([.$B148]&gt;=20;[.$C14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.9" calcext:value-type="float">
            <text:p>13,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AND([.$B149]&gt;=20;[.$C14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.3" calcext:value-type="float">
            <text:p>12,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AND([.$B150]&gt;=20;[.$C15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.2" calcext:value-type="float">
            <text:p>11,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151]&gt;=20;[.$C15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152]&gt;=20;[.$C15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.9" calcext:value-type="float">
            <text:p>12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153]&gt;=20;[.$C15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154]&gt;=20;[.$C15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.8" calcext:value-type="float">
            <text:p>19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155]&gt;=20;[.$C15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.6" calcext:value-type="float">
            <text:p>23,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156]&gt;=20;[.$C15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6.4" calcext:value-type="float">
            <text:p>26,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157]&gt;=20;[.$C15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7.7" calcext:value-type="float">
            <text:p>27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158]&gt;=20;[.$C158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7.2" calcext:value-type="float">
            <text:p>27,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159]&gt;=20;[.$C15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5" calcext:value-type="float">
            <text:p>25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160]&gt;=20;[.$C160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.1" calcext:value-type="float">
            <text:p>23,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161]&gt;=20;[.$C16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162]&gt;=20;[.$C16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163]&gt;=20;[.$C16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.4" calcext:value-type="float">
            <text:p>20,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164]&gt;=20;[.$C16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.1" calcext:value-type="float">
            <text:p>22,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165]&gt;=20;[.$C165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4.5" calcext:value-type="float">
            <text:p>24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AND([.$B166]&gt;=20;[.$C166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6.8" calcext:value-type="float">
            <text:p>26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AND([.$B167]&gt;=20;[.$C167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AND([.$B168]&gt;=20;[.$C168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7.7" calcext:value-type="float">
            <text:p>27,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AND([.$B169]&gt;=20;[.$C16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.6" calcext:value-type="float">
            <text:p>25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AND([.$B170]&gt;=20;[.$C170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.3" calcext:value-type="float">
            <text:p>22,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AND([.$B171]&gt;=20;[.$C17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.4" calcext:value-type="float">
            <text:p>18,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AND([.$B172]&gt;=20;[.$C17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.9" calcext:value-type="float">
            <text:p>14,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AND([.$B173]&gt;=20;[.$C17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AND([.$B174]&gt;=20;[.$C17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.7" calcext:value-type="float">
            <text:p>11,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AND([.$B175]&gt;=20;[.$C17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.3" calcext:value-type="float">
            <text:p>12,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AND([.$B176]&gt;=20;[.$C17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.7" calcext:value-type="float">
            <text:p>13,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AND([.$B177]&gt;=20;[.$C17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.2" calcext:value-type="float">
            <text:p>15,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AND([.$B178]&gt;=20;[.$C17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.9" calcext:value-type="float">
            <text:p>15,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179]&gt;=20;[.$C17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.1" calcext:value-type="float">
            <text:p>15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180]&gt;=20;[.$C18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.9" calcext:value-type="float">
            <text:p>12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181]&gt;=20;[.$C18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.6" calcext:value-type="float">
            <text:p>9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182]&gt;=20;[.$C18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9" calcext:value-type="float">
            <text:p>5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183]&gt;=20;[.$C18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184]&gt;=20;[.$C18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185]&gt;=20;[.$C18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186]&gt;=20;[.$C18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187]&gt;=20;[.$C18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188]&gt;=20;[.$C18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.7" calcext:value-type="float">
            <text:p>7,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189]&gt;=20;[.$C18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190]&gt;=20;[.$C19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.4" calcext:value-type="float">
            <text:p>10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191]&gt;=20;[.$C19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7" calcext:value-type="float">
            <text:p>9,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192]&gt;=20;[.$C19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193]&gt;=20;[.$C19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9" calcext:value-type="float">
            <text:p>5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AND([.$B194]&gt;=20;[.$C19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.4" calcext:value-type="float">
            <text:p>4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AND([.$B195]&gt;=20;[.$C19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.2" calcext:value-type="float">
            <text:p>4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AND([.$B196]&gt;=20;[.$C19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6" calcext:value-type="float">
            <text:p>5,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AND([.$B197]&gt;=20;[.$C19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.6" calcext:value-type="float">
            <text:p>8,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AND([.$B198]&gt;=20;[.$C19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.5" calcext:value-type="float">
            <text:p>12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AND([.$B199]&gt;=20;[.$C19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.4" calcext:value-type="float">
            <text:p>16,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AND([.$B200]&gt;=20;[.$C20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5" calcext:value-type="float">
            <text:p>19,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AND([.$B201]&gt;=20;[.$C20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.2" calcext:value-type="float">
            <text:p>2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AND([.$B202]&gt;=20;[.$C202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.3" calcext:value-type="float">
            <text:p>21,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AND([.$B203]&gt;=20;[.$C20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.1" calcext:value-type="float">
            <text:p>20,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AND([.$B204]&gt;=20;[.$C20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.4" calcext:value-type="float">
            <text:p>18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AND([.$B205]&gt;=20;[.$C20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.1" calcext:value-type="float">
            <text:p>17,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AND([.$B206]&gt;=20;[.$C20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.9" calcext:value-type="float">
            <text:p>16,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AND([.$B207]&gt;=20;[.$C20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8.2" calcext:value-type="float">
            <text:p>18,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AND([.$B208]&gt;=20;[.$C20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.7" calcext:value-type="float">
            <text:p>20,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AND([.$B209]&gt;=20;[.$C20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AND([.$B210]&gt;=20;[.$C21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7.2" calcext:value-type="float">
            <text:p>27,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AND([.$B211]&gt;=20;[.$C21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.4" calcext:value-type="float">
            <text:p>29,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212]&gt;=20;[.$C212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9.9" calcext:value-type="float">
            <text:p>29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213]&gt;=20;[.$C213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8.8" calcext:value-type="float">
            <text:p>28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214]&gt;=20;[.$C214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6.2" calcext:value-type="float">
            <text:p>26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215]&gt;=20;[.$C215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3.1" calcext:value-type="float">
            <text:p>23,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216]&gt;=20;[.$C21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.3" calcext:value-type="float">
            <text:p>20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217]&gt;=20;[.$C217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8.5" calcext:value-type="float">
            <text:p>18,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218]&gt;=20;[.$C21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8.2" calcext:value-type="float">
            <text:p>18,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219]&gt;=20;[.$C21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.1" calcext:value-type="float">
            <text:p>19,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220]&gt;=20;[.$C22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.9" calcext:value-type="float">
            <text:p>2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221]&gt;=20;[.$C221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.5" calcext:value-type="float">
            <text:p>2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222]&gt;=20;[.$C222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.2" calcext:value-type="float">
            <text:p>23,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223]&gt;=20;[.$C22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.4" calcext:value-type="float">
            <text:p>22,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224]&gt;=20;[.$C22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225]&gt;=20;[.$C22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6.4" calcext:value-type="float">
            <text:p>16,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226]&gt;=20;[.$C22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.3" calcext:value-type="float">
            <text:p>12,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227]&gt;=20;[.$C22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.7" calcext:value-type="float">
            <text:p>8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AND([.$B228]&gt;=20;[.$C22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4" calcext:value-type="float">
            <text:p>6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AND([.$B229]&gt;=20;[.$C22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6" calcext:value-type="float">
            <text:p>5,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AND([.$B230]&gt;=20;[.$C23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4" calcext:value-type="float">
            <text:p>6,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AND([.$B231]&gt;=20;[.$C23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.2" calcext:value-type="float">
            <text:p>8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AND([.$B232]&gt;=20;[.$C23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AND([.$B233]&gt;=20;[.$C23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.1" calcext:value-type="float">
            <text:p>11,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AND([.$B234]&gt;=20;[.$C23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.9" calcext:value-type="float">
            <text:p>10,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AND([.$B235]&gt;=20;[.$C23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3" calcext:value-type="float">
            <text:p>9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AND([.$B236]&gt;=20;[.$C23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6" calcext:value-type="float">
            <text:p>6,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AND([.$B237]&gt;=20;[.$C23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6" calcext:value-type="float">
            <text:p>3,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AND([.$B238]&gt;=20;[.$C23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2" calcext:value-type="float">
            <text:p>1,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AND([.$B239]&gt;=20;[.$C23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2" calcext:value-type="float">
            <text:p>0,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AND([.$B240]&gt;=20;[.$C24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241]&gt;=20;[.$C24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2" calcext:value-type="float">
            <text:p>3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AND([.$B242]&gt;=20;[.$C24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6" calcext:value-type="float">
            <text:p>6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AND([.$B243]&gt;=20;[.$C24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AND([.$B244]&gt;=20;[.$C24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.7" calcext:value-type="float">
            <text:p>12,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AND([.$B245]&gt;=20;[.$C24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.1" calcext:value-type="float">
            <text:p>14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AND([.$B246]&gt;=20;[.$C24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AND([.$B247]&gt;=20;[.$C24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.7" calcext:value-type="float">
            <text:p>12,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AND([.$B248]&gt;=20;[.$C24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.1" calcext:value-type="float">
            <text:p>11,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AND([.$B249]&gt;=20;[.$C24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AND([.$B250]&gt;=20;[.$C25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.1" calcext:value-type="float">
            <text:p>10,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AND([.$B251]&gt;=20;[.$C25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.7" calcext:value-type="float">
            <text:p>11,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AND([.$B252]&gt;=20;[.$C25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.8" calcext:value-type="float">
            <text:p>14,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AND([.$B253]&gt;=20;[.$C25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8.7" calcext:value-type="float">
            <text:p>18,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AND([.$B254]&gt;=20;[.$C25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.5" calcext:value-type="float">
            <text:p>22,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255]&gt;=20;[.$C255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.4" calcext:value-type="float">
            <text:p>25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256]&gt;=20;[.$C256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.8" calcext:value-type="float">
            <text:p>26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257]&gt;=20;[.$C257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6.5" calcext:value-type="float">
            <text:p>26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258]&gt;=20;[.$C258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4.9" calcext:value-type="float">
            <text:p>24,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259]&gt;=20;[.$C25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2.6" calcext:value-type="float">
            <text:p>22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260]&gt;=20;[.$C260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.7" calcext:value-type="float">
            <text:p>20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261]&gt;=20;[.$C26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9.9" calcext:value-type="float">
            <text:p>19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262]&gt;=20;[.$C26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.4" calcext:value-type="float">
            <text:p>20,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263]&gt;=20;[.$C26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2.3" calcext:value-type="float">
            <text:p>22,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264]&gt;=20;[.$C26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4.8" calcext:value-type="float">
            <text:p>24,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265]&gt;=20;[.$C26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7.2" calcext:value-type="float">
            <text:p>27,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266]&gt;=20;[.$C26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8.6" calcext:value-type="float">
            <text:p>28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267]&gt;=20;[.$C267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8.4" calcext:value-type="float">
            <text:p>28,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268]&gt;=20;[.$C26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.5" calcext:value-type="float">
            <text:p>26,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269]&gt;=20;[.$C269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3.3" calcext:value-type="float">
            <text:p>23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270]&gt;=20;[.$C270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9.5" calcext:value-type="float">
            <text:p>19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271]&gt;=20;[.$C27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272]&gt;=20;[.$C27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.7" calcext:value-type="float">
            <text:p>13,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273]&gt;=20;[.$C27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.9" calcext:value-type="float">
            <text:p>12,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274]&gt;=20;[.$C27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.5" calcext:value-type="float">
            <text:p>13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IF(AND([.$B275]&gt;=20;[.$C27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276]&gt;=20;[.$C27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6.4" calcext:value-type="float">
            <text:p>16,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277]&gt;=20;[.$C27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7.1" calcext:value-type="float">
            <text:p>17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formula="of:=IF(AND([.$B278]&gt;=20;[.$C27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.3" calcext:value-type="float">
            <text:p>16,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279]&gt;=20;[.$C27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280]&gt;=20;[.$C28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.5" calcext:value-type="float">
            <text:p>10,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IF(AND([.$B281]&gt;=20;[.$C28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7" calcext:value-type="float">
            <text:p>6,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282]&gt;=20;[.$C28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5" calcext:value-type="float">
            <text:p>3,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283]&gt;=20;[.$C28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6" calcext:value-type="float">
            <text:p>1,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284]&gt;=20;[.$C28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" calcext:value-type="float">
            <text:p>1,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formula="of:=IF(AND([.$B285]&gt;=20;[.$C28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8" calcext:value-type="float">
            <text:p>2,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286]&gt;=20;[.$C28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2" calcext:value-type="float">
            <text:p>5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AND([.$B287]&gt;=20;[.$C28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7" calcext:value-type="float">
            <text:p>7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AND([.$B288]&gt;=20;[.$C28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.6" calcext:value-type="float">
            <text:p>9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IF(AND([.$B289]&gt;=20;[.$C28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.1" calcext:value-type="float">
            <text:p>10,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AND([.$B290]&gt;=20;[.$C29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.3" calcext:value-type="float">
            <text:p>9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AND([.$B291]&gt;=20;[.$C29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.4" calcext:value-type="float">
            <text:p>7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IF(AND([.$B292]&gt;=20;[.$C29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1" calcext:value-type="float">
            <text:p>5,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AND([.$B293]&gt;=20;[.$C29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5" calcext:value-type="float">
            <text:p>3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AND([.$B294]&gt;=20;[.$C29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2" calcext:value-type="float">
            <text:p>3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formula="of:=IF(AND([.$B295]&gt;=20;[.$C29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6" calcext:value-type="float">
            <text:p>4,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AND([.$B296]&gt;=20;[.$C29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5" calcext:value-type="float">
            <text:p>7,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formula="of:=IF(AND([.$B297]&gt;=20;[.$C29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.3" calcext:value-type="float">
            <text:p>11,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AND([.$B298]&gt;=20;[.$C29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5.2" calcext:value-type="float">
            <text:p>15,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AND([.$B299]&gt;=20;[.$C29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8.3" calcext:value-type="float">
            <text:p>18,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300]&gt;=20;[.$C30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.9" calcext:value-type="float">
            <text:p>19,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IF(AND([.$B301]&gt;=20;[.$C30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02]&gt;=20;[.$C302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8.9" calcext:value-type="float">
            <text:p>18,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03]&gt;=20;[.$C30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7.3" calcext:value-type="float">
            <text:p>17,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04]&gt;=20;[.$C30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05]&gt;=20;[.$C30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.9" calcext:value-type="float">
            <text:p>15,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06]&gt;=20;[.$C30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7.3" calcext:value-type="float">
            <text:p>17,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07]&gt;=20;[.$C30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08]&gt;=20;[.$C30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3.4" calcext:value-type="float">
            <text:p>23,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09]&gt;=20;[.$C30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6.8" calcext:value-type="float">
            <text:p>26,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10]&gt;=20;[.$C31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9.1" calcext:value-type="float">
            <text:p>29,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11]&gt;=20;[.$C31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9.8" calcext:value-type="float">
            <text:p>29,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12]&gt;=20;[.$C312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8.8" calcext:value-type="float">
            <text:p>28,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13]&gt;=20;[.$C31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6.4" calcext:value-type="float">
            <text:p>26,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314]&gt;=20;[.$C314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3.4" calcext:value-type="float">
            <text:p>23,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15]&gt;=20;[.$C315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.7" calcext:value-type="float">
            <text:p>20,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16]&gt;=20;[.$C316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9.1" calcext:value-type="float">
            <text:p>19,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17]&gt;=20;[.$C31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8.9" calcext:value-type="float">
            <text:p>18,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18]&gt;=20;[.$C31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19]&gt;=20;[.$C319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20]&gt;=20;[.$C320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.6" calcext:value-type="float">
            <text:p>23,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21]&gt;=20;[.$C32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4.4" calcext:value-type="float">
            <text:p>24,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22]&gt;=20;[.$C32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3.6" calcext:value-type="float">
            <text:p>23,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23]&gt;=20;[.$C323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1.3" calcext:value-type="float">
            <text:p>21,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24]&gt;=20;[.$C324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7.7" calcext:value-type="float">
            <text:p>17,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25]&gt;=20;[.$C32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.6" calcext:value-type="float">
            <text:p>13,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26]&gt;=20;[.$C32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27]&gt;=20;[.$C32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.6" calcext:value-type="float">
            <text:p>7,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28]&gt;=20;[.$C32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8" calcext:value-type="float">
            <text:p>6,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329]&gt;=20;[.$C32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.5" calcext:value-type="float">
            <text:p>7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30]&gt;=20;[.$C33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.1" calcext:value-type="float">
            <text:p>9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31]&gt;=20;[.$C33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32]&gt;=20;[.$C33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.8" calcext:value-type="float">
            <text:p>11,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33]&gt;=20;[.$C33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.5" calcext:value-type="float">
            <text:p>11,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34]&gt;=20;[.$C33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.7" calcext:value-type="float">
            <text:p>9,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35]&gt;=20;[.$C33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9" calcext:value-type="float">
            <text:p>6,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36]&gt;=20;[.$C33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.8" calcext:value-type="float">
            <text:p>3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37]&gt;=20;[.$C33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38]&gt;=20;[.$C33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1" calcext:value-type="float">
            <text:p>0,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39]&gt;=20;[.$C33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" calcext:value-type="float">
            <text:p>0,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40]&gt;=20;[.$C34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8" calcext:value-type="float">
            <text:p>2,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41]&gt;=20;[.$C34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42]&gt;=20;[.$C34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.3" calcext:value-type="float">
            <text:p>9,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343]&gt;=20;[.$C34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.8" calcext:value-type="float">
            <text:p>11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44]&gt;=20;[.$C34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.1" calcext:value-type="float">
            <text:p>13,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45]&gt;=20;[.$C34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2.9" calcext:value-type="float">
            <text:p>12,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46]&gt;=20;[.$C34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.6" calcext:value-type="float">
            <text:p>11,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47]&gt;=20;[.$C34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.9" calcext:value-type="float">
            <text:p>9,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48]&gt;=20;[.$C34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.7" calcext:value-type="float">
            <text:p>8,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49]&gt;=20;[.$C34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.8" calcext:value-type="float">
            <text:p>8,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50]&gt;=20;[.$C35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.5" calcext:value-type="float">
            <text:p>10,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51]&gt;=20;[.$C35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3.5" calcext:value-type="float">
            <text:p>13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52]&gt;=20;[.$C35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.5" calcext:value-type="float">
            <text:p>17,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53]&gt;=20;[.$C35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1.4" calcext:value-type="float">
            <text:p>21,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54]&gt;=20;[.$C354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4.4" calcext:value-type="float">
            <text:p>24,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55]&gt;=20;[.$C355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.8" calcext:value-type="float">
            <text:p>25,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56]&gt;=20;[.$C35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5.6" calcext:value-type="float">
            <text:p>25,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57]&gt;=20;[.$C35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4.1" calcext:value-type="float">
            <text:p>24,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358]&gt;=20;[.$C358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59]&gt;=20;[.$C359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.3" calcext:value-type="float">
            <text:p>20,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60]&gt;=20;[.$C360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.6" calcext:value-type="float">
            <text:p>19,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61]&gt;=20;[.$C36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.3" calcext:value-type="float">
            <text:p>20,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62]&gt;=20;[.$C36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2.3" calcext:value-type="float">
            <text:p>22,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63]&gt;=20;[.$C36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64]&gt;=20;[.$C364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7.5" calcext:value-type="float">
            <text:p>27,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65]&gt;=20;[.$C365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.1" calcext:value-type="float">
            <text:p>29,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66]&gt;=20;[.$C36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67]&gt;=20;[.$C367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7.2" calcext:value-type="float">
            <text:p>27,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68]&gt;=20;[.$C36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4.1" calcext:value-type="float">
            <text:p>24,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69]&gt;=20;[.$C36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.4" calcext:value-type="float">
            <text:p>20,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70]&gt;=20;[.$C37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.1" calcext:value-type="float">
            <text:p>17,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71]&gt;=20;[.$C37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.9" calcext:value-type="float">
            <text:p>14,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372]&gt;=20;[.$C37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.1" calcext:value-type="float">
            <text:p>14,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73]&gt;=20;[.$C37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.8" calcext:value-type="float">
            <text:p>14,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74]&gt;=20;[.$C37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6.3" calcext:value-type="float">
            <text:p>16,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75]&gt;=20;[.$C37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.7" calcext:value-type="float">
            <text:p>17,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76]&gt;=20;[.$C37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8.3" calcext:value-type="float">
            <text:p>18,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77]&gt;=20;[.$C37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7.5" calcext:value-type="float">
            <text:p>17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78]&gt;=20;[.$C37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.1" calcext:value-type="float">
            <text:p>15,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79]&gt;=20;[.$C37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.6" calcext:value-type="float">
            <text:p>11,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80]&gt;=20;[.$C38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7" calcext:value-type="float">
            <text:p>7,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81]&gt;=20;[.$C38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4" calcext:value-type="float">
            <text:p>4,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82]&gt;=20;[.$C38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3" calcext:value-type="float">
            <text:p>2,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83]&gt;=20;[.$C38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84]&gt;=20;[.$C38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.2" calcext:value-type="float">
            <text:p>3,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85]&gt;=20;[.$C38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5" calcext:value-type="float">
            <text:p>5,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386]&gt;=20;[.$C38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.9" calcext:value-type="float">
            <text:p>7,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87]&gt;=20;[.$C38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.6" calcext:value-type="float">
            <text:p>9,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88]&gt;=20;[.$C38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89]&gt;=20;[.$C38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90]&gt;=20;[.$C39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9" calcext:value-type="float">
            <text:p>6,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91]&gt;=20;[.$C39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92]&gt;=20;[.$C39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8" calcext:value-type="float">
            <text:p>2,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93]&gt;=20;[.$C39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3" calcext:value-type="float">
            <text:p>2,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94]&gt;=20;[.$C39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.6" calcext:value-type="float">
            <text:p>3,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95]&gt;=20;[.$C39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4" calcext:value-type="float">
            <text:p>6,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96]&gt;=20;[.$C39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.2" calcext:value-type="float">
            <text:p>10,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97]&gt;=20;[.$C39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98]&gt;=20;[.$C39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7.1" calcext:value-type="float">
            <text:p>17,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399]&gt;=20;[.$C39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8.7" calcext:value-type="float">
            <text:p>18,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400]&gt;=20;[.$C40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.8" calcext:value-type="float">
            <text:p>18,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01]&gt;=20;[.$C40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.7" calcext:value-type="float">
            <text:p>17,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02]&gt;=20;[.$C40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6.1" calcext:value-type="float">
            <text:p>16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03]&gt;=20;[.$C40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.9" calcext:value-type="float">
            <text:p>14,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04]&gt;=20;[.$C40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.9" calcext:value-type="float">
            <text:p>14,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05]&gt;=20;[.$C40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6.3" calcext:value-type="float">
            <text:p>16,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06]&gt;=20;[.$C40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9.1" calcext:value-type="float">
            <text:p>19,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07]&gt;=20;[.$C40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2.7" calcext:value-type="float">
            <text:p>22,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08]&gt;=20;[.$C40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6.1" calcext:value-type="float">
            <text:p>26,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09]&gt;=20;[.$C40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8.6" calcext:value-type="float">
            <text:p>28,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10]&gt;=20;[.$C41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.5" calcext:value-type="float">
            <text:p>29,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11]&gt;=20;[.$C41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8.6" calcext:value-type="float">
            <text:p>28,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12]&gt;=20;[.$C41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6.4" calcext:value-type="float">
            <text:p>26,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13]&gt;=20;[.$C41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3.6" calcext:value-type="float">
            <text:p>23,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414]&gt;=20;[.$C414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15]&gt;=20;[.$C415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9.6" calcext:value-type="float">
            <text:p>19,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16]&gt;=20;[.$C41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9.5" calcext:value-type="float">
            <text:p>19,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17]&gt;=20;[.$C41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.7" calcext:value-type="float">
            <text:p>20,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18]&gt;=20;[.$C41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2.7" calcext:value-type="float">
            <text:p>22,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19]&gt;=20;[.$C419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4.5" calcext:value-type="float">
            <text:p>24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20]&gt;=20;[.$C420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5.4" calcext:value-type="float">
            <text:p>25,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21]&gt;=20;[.$C42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.8" calcext:value-type="float">
            <text:p>24,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22]&gt;=20;[.$C42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2.5" calcext:value-type="float">
            <text:p>22,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23]&gt;=20;[.$C42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8.9" calcext:value-type="float">
            <text:p>18,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24]&gt;=20;[.$C42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.8" calcext:value-type="float">
            <text:p>14,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25]&gt;=20;[.$C42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26]&gt;=20;[.$C42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.8" calcext:value-type="float">
            <text:p>8,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27]&gt;=20;[.$C42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428]&gt;=20;[.$C42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29]&gt;=20;[.$C42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30]&gt;=20;[.$C43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1.8" calcext:value-type="float">
            <text:p>11,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31]&gt;=20;[.$C43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.7" calcext:value-type="float">
            <text:p>12,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32]&gt;=20;[.$C43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33]&gt;=20;[.$C43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.3" calcext:value-type="float">
            <text:p>10,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34]&gt;=20;[.$C43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4" calcext:value-type="float">
            <text:p>7,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35]&gt;=20;[.$C43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1" calcext:value-type="float">
            <text:p>4,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36]&gt;=20;[.$C43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" calcext:value-type="float">
            <text:p>1,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37]&gt;=20;[.$C43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1" calcext:value-type="float">
            <text:p>0,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38]&gt;=20;[.$C43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39]&gt;=20;[.$C43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40]&gt;=20;[.$C44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.5" calcext:value-type="float">
            <text:p>5,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41]&gt;=20;[.$C44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.7" calcext:value-type="float">
            <text:p>8,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42]&gt;=20;[.$C44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1.1" calcext:value-type="float">
            <text:p>11,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443]&gt;=20;[.$C44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2.2" calcext:value-type="float">
            <text:p>12,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44]&gt;=20;[.$C44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45]&gt;=20;[.$C44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.5" calcext:value-type="float">
            <text:p>1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46]&gt;=20;[.$C44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.8" calcext:value-type="float">
            <text:p>8,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47]&gt;=20;[.$C44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48]&gt;=20;[.$C44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.6" calcext:value-type="float">
            <text:p>7,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49]&gt;=20;[.$C44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50]&gt;=20;[.$C45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51]&gt;=20;[.$C45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6.3" calcext:value-type="float">
            <text:p>16,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52]&gt;=20;[.$C45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.2" calcext:value-type="float">
            <text:p>20,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53]&gt;=20;[.$C45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3.2" calcext:value-type="float">
            <text:p>23,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54]&gt;=20;[.$C45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4.8" calcext:value-type="float">
            <text:p>24,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55]&gt;=20;[.$C45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4.9" calcext:value-type="float">
            <text:p>24,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56]&gt;=20;[.$C45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3.3" calcext:value-type="float">
            <text:p>23,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57]&gt;=20;[.$C45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1.3" calcext:value-type="float">
            <text:p>21,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58]&gt;=20;[.$C45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.7" calcext:value-type="float">
            <text:p>19,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59]&gt;=20;[.$C45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9.1" calcext:value-type="float">
            <text:p>19,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60]&gt;=20;[.$C46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461]&gt;=20;[.$C461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2.1" calcext:value-type="float">
            <text:p>22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62]&gt;=20;[.$C462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63]&gt;=20;[.$C463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7.7" calcext:value-type="float">
            <text:p>27,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64]&gt;=20;[.$C464]&lt;=5);1;0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9.4" calcext:value-type="float">
            <text:p>29,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65]&gt;=20;[.$C46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9.5" calcext:value-type="float">
            <text:p>29,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66]&gt;=20;[.$C46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7.8" calcext:value-type="float">
            <text:p>27,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67]&gt;=20;[.$C46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4.9" calcext:value-type="float">
            <text:p>24,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68]&gt;=20;[.$C46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1.3" calcext:value-type="float">
            <text:p>21,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69]&gt;=20;[.$C46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8.1" calcext:value-type="float">
            <text:p>18,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70]&gt;=20;[.$C47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.9" calcext:value-type="float">
            <text:p>15,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71]&gt;=20;[.$C47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.3" calcext:value-type="float">
            <text:p>15,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72]&gt;=20;[.$C47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73]&gt;=20;[.$C47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7.5" calcext:value-type="float">
            <text:p>17,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74]&gt;=20;[.$C47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475]&gt;=20;[.$C47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9.5" calcext:value-type="float">
            <text:p>19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76]&gt;=20;[.$C47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.7" calcext:value-type="float">
            <text:p>18,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77]&gt;=20;[.$C47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6.3" calcext:value-type="float">
            <text:p>16,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78]&gt;=20;[.$C47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79]&gt;=20;[.$C47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.8" calcext:value-type="float">
            <text:p>8,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80]&gt;=20;[.$C48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.3" calcext:value-type="float">
            <text:p>5,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81]&gt;=20;[.$C48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.2" calcext:value-type="float">
            <text:p>3,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82]&gt;=20;[.$C48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7" calcext:value-type="float">
            <text:p>2,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83]&gt;=20;[.$C48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.9" calcext:value-type="float">
            <text:p>3,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84]&gt;=20;[.$C48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85]&gt;=20;[.$C48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.2" calcext:value-type="float">
            <text:p>8,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86]&gt;=20;[.$C48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.7" calcext:value-type="float">
            <text:p>9,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87]&gt;=20;[.$C48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88]&gt;=20;[.$C48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.8" calcext:value-type="float">
            <text:p>8,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89]&gt;=20;[.$C48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6" calcext:value-type="float">
            <text:p>6,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90]&gt;=20;[.$C49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1" calcext:value-type="float">
            <text:p>4,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AND([.$B491]&gt;=20;[.$C49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92]&gt;=20;[.$C492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6" calcext:value-type="float">
            <text:p>1,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93]&gt;=20;[.$C493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7" calcext:value-type="float">
            <text:p>2,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94]&gt;=20;[.$C494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4" calcext:value-type="float">
            <text:p>5,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95]&gt;=20;[.$C495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.1" calcext:value-type="float">
            <text:p>9,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96]&gt;=20;[.$C496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2.9" calcext:value-type="float">
            <text:p>12,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97]&gt;=20;[.$C497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5.9" calcext:value-type="float">
            <text:p>15,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98]&gt;=20;[.$C498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7.5" calcext:value-type="float">
            <text:p>17,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499]&gt;=20;[.$C499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7.5" calcext:value-type="float">
            <text:p>17,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500]&gt;=20;[.$C500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.4" calcext:value-type="float">
            <text:p>16,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AND([.$B501]&gt;=20;[.$C501]&lt;=5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0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5.2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ciąg</text:p>
          </table:table-cell>
          <table:table-cell office:value-type="string" calcext:value-type="string">
            <text:p>Dzien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Opad</text:p>
          </table:table-cell>
          <table:table-cell office:value-type="string" calcext:value-type="string">
            <text:p>Kategoria_chmur</text:p>
          </table:table-cell>
          <table:table-cell office:value-type="string" calcext:value-type="string">
            <text:p>Wielkosc_chmur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pierw</text:p>
          </table:table-cell>
          <table:table-cell table:number-columns-repeated="1016"/>
        </table:table-row>
        <table:table-row table:style-name="ro1">
          <table:table-cell table:formula="of:=IF([.$C2]&gt;[.$C1];[.$A1]+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LOOKUP(8;[.A2:.B501];2;1)" office:value-type="float" office:value="455" calcext:value-type="float">
            <text:p>455</text:p>
          </table:table-cell>
          <table:table-cell table:formula="of:=[.G2]-7" office:value-type="float" office:value="448" calcext:value-type="float">
            <text:p>448</text:p>
          </table:table-cell>
          <table:table-cell table:number-columns-repeated="1016"/>
        </table:table-row>
        <table:table-row table:style-name="ro1">
          <table:table-cell table:formula="of:=IF([.$C3]&gt;[.$C2];[.$A2]+1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4]&gt;[.$C3];[.$A3]+1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.6" calcext:value-type="float">
            <text:p>23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5]&gt;[.$C4];[.$A4]+1;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.6" calcext:value-type="float">
            <text:p>23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6]&gt;[.$C5];[.$A5]+1;0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.3" calcext:value-type="float">
            <text:p>22,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7]&gt;[.$C6];[.$A6]+1;0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.4" calcext:value-type="float">
            <text:p>20,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8]&gt;[.$C7];[.$A7]+1;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.9" calcext:value-type="float">
            <text:p>18,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9]&gt;[.$C8];[.$A8]+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.5" calcext:value-type="float">
            <text:p>18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0]&gt;[.$C9];[.$A9]+1;0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.5" calcext:value-type="float">
            <text:p>19,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1]&gt;[.$C10];[.$A10]+1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.8" calcext:value-type="float">
            <text:p>21,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2]&gt;[.$C11];[.$A11]+1;0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.8" calcext:value-type="float">
            <text:p>24,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3]&gt;[.$C12];[.$A12]+1;0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.7" calcext:value-type="float">
            <text:p>27,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4]&gt;[.$C13];[.$A13]+1;0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9.5" calcext:value-type="float">
            <text:p>29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5]&gt;[.$C14];[.$A14]+1;0)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.8" calcext:value-type="float">
            <text:p>29,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16]&gt;[.$C15];[.$A15]+1;0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8.3" calcext:value-type="float">
            <text:p>28,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17]&gt;[.$C16];[.$A16]+1;0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.5" calcext:value-type="float">
            <text:p>25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18]&gt;[.$C17];[.$A17]+1;0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19]&gt;[.$C18];[.$A18]+1;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8.9" calcext:value-type="float">
            <text:p>18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20]&gt;[.$C19];[.$A19]+1;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.9" calcext:value-type="float">
            <text:p>16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21]&gt;[.$C20];[.$A20]+1;0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,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22]&gt;[.$C21];[.$A21]+1;0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7.1" calcext:value-type="float">
            <text:p>17,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23]&gt;[.$C22];[.$A22]+1;0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.7" calcext:value-type="float">
            <text:p>18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24]&gt;[.$C23];[.$A23]+1;0)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0.2" calcext:value-type="float">
            <text:p>20,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25]&gt;[.$C24];[.$A24]+1;0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0.8" calcext:value-type="float">
            <text:p>20,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6]&gt;[.$C25];[.$A25]+1;0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.9" calcext:value-type="float">
            <text:p>19,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7]&gt;[.$C26];[.$A26]+1;0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.5" calcext:value-type="float">
            <text:p>17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28]&gt;[.$C27];[.$A27]+1;0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.9" calcext:value-type="float">
            <text:p>13,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29]&gt;[.$C28];[.$A28]+1;0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.9" calcext:value-type="float">
            <text:p>9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30]&gt;[.$C29];[.$A29]+1;0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.4" calcext:value-type="float">
            <text:p>6,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31]&gt;[.$C30];[.$A30]+1;0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32]&gt;[.$C31];[.$A31]+1;0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.6" calcext:value-type="float">
            <text:p>3,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33]&gt;[.$C32];[.$A32]+1;0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.6" calcext:value-type="float">
            <text:p>4,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34]&gt;[.$C33];[.$A33]+1;0)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.6" calcext:value-type="float">
            <text:p>6,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35]&gt;[.$C34];[.$A34]+1;0)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8.7" calcext:value-type="float">
            <text:p>8,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36]&gt;[.$C35];[.$A35]+1;0)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7]&gt;[.$C36];[.$A36]+1;0)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.1" calcext:value-type="float">
            <text:p>10,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38]&gt;[.$C37];[.$A37]+1;0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.8" calcext:value-type="float">
            <text:p>8,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39]&gt;[.$C38];[.$A38]+1;0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.4" calcext:value-type="float">
            <text:p>6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40]&gt;[.$C39];[.$A39]+1;0)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.8" calcext:value-type="float">
            <text:p>3,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41]&gt;[.$C40];[.$A40]+1;0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42]&gt;[.$C41];[.$A41]+1;0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43]&gt;[.$C42];[.$A42]+1;0)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44]&gt;[.$C43];[.$A43]+1;0)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.6" calcext:value-type="float">
            <text:p>4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45]&gt;[.$C44];[.$A44]+1;0)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8.2" calcext:value-type="float">
            <text:p>8,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46]&gt;[.$C45];[.$A45]+1;0)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1.8" calcext:value-type="float">
            <text:p>11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47]&gt;[.$C46];[.$A46]+1;0)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4.7" calcext:value-type="float">
            <text:p>14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48]&gt;[.$C47];[.$A47]+1;0)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6.3" calcext:value-type="float">
            <text:p>16,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49]&gt;[.$C48];[.$A48]+1;0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.3" calcext:value-type="float">
            <text:p>16,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50]&gt;[.$C49];[.$A49]+1;0)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.2" calcext:value-type="float">
            <text:p>15,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51]&gt;[.$C50];[.$A50]+1;0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.6" calcext:value-type="float">
            <text:p>13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52]&gt;[.$C51];[.$A51]+1;0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.5" calcext:value-type="float">
            <text:p>12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53]&gt;[.$C52];[.$A52]+1;0)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.5" calcext:value-type="float">
            <text:p>12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54]&gt;[.$C53];[.$A53]+1;0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4.1" calcext:value-type="float">
            <text:p>14,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55]&gt;[.$C54];[.$A54]+1;0)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7.1" calcext:value-type="float">
            <text:p>17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56]&gt;[.$C55];[.$A55]+1;0)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0.9" calcext:value-type="float">
            <text:p>20,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57]&gt;[.$C56];[.$A56]+1;0)"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4.5" calcext:value-type="float">
            <text:p>24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58]&gt;[.$C57];[.$A57]+1;0)"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27.3" calcext:value-type="float">
            <text:p>27,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59]&gt;[.$C58];[.$A58]+1;0)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8.4" calcext:value-type="float">
            <text:p>28,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60]&gt;[.$C59];[.$A59]+1;0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7.8" calcext:value-type="float">
            <text:p>27,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61]&gt;[.$C60];[.$A60]+1;0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5.9" calcext:value-type="float">
            <text:p>25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62]&gt;[.$C61];[.$A61]+1;0)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.4" calcext:value-type="float">
            <text:p>23,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63]&gt;[.$C62];[.$A62]+1;0)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.2" calcext:value-type="float">
            <text:p>21,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64]&gt;[.$C63];[.$A63]+1;0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65]&gt;[.$C64];[.$A64]+1;0)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0.3" calcext:value-type="float">
            <text:p>20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66]&gt;[.$C65];[.$A65]+1;0)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1.8" calcext:value-type="float">
            <text:p>21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67]&gt;[.$C66];[.$A66]+1;0)"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68]&gt;[.$C67];[.$A67]+1;0)"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26.1" calcext:value-type="float">
            <text:p>26,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69]&gt;[.$C68];[.$A68]+1;0)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27.3" calcext:value-type="float">
            <text:p>27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70]&gt;[.$C69];[.$A69]+1;0)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6.8" calcext:value-type="float">
            <text:p>26,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71]&gt;[.$C70];[.$A70]+1;0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4.7" calcext:value-type="float">
            <text:p>24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72]&gt;[.$C71];[.$A71]+1;0)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.2" calcext:value-type="float">
            <text:p>21,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73]&gt;[.$C72];[.$A72]+1;0)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.3" calcext:value-type="float">
            <text:p>17,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74]&gt;[.$C73];[.$A73]+1;0)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.7" calcext:value-type="float">
            <text:p>13,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75]&gt;[.$C74];[.$A74]+1;0)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.3" calcext:value-type="float">
            <text:p>11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76]&gt;[.$C75];[.$A75]+1;0)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77]&gt;[.$C76];[.$A76]+1;0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78]&gt;[.$C77];[.$A77]+1;0)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2.5" calcext:value-type="float">
            <text:p>12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79]&gt;[.$C78];[.$A78]+1;0)"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80]&gt;[.$C79];[.$A79]+1;0)"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4.7" calcext:value-type="float">
            <text:p>14,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81]&gt;[.$C80];[.$A80]+1;0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.1" calcext:value-type="float">
            <text:p>14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82]&gt;[.$C81];[.$A81]+1;0)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.9" calcext:value-type="float">
            <text:p>11,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83]&gt;[.$C82];[.$A82]+1;0)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.7" calcext:value-type="float">
            <text:p>8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84]&gt;[.$C83];[.$A83]+1;0)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.1" calcext:value-type="float">
            <text:p>5,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85]&gt;[.$C84];[.$A84]+1;0)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86]&gt;[.$C85];[.$A85]+1;0)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87]&gt;[.$C86];[.$A86]+1;0)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6" calcext:value-type="float">
            <text:p>0,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88]&gt;[.$C87];[.$A87]+1;0)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89]&gt;[.$C88];[.$A88]+1;0)"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90]&gt;[.$C89];[.$A89]+1;0)"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7.9" calcext:value-type="float">
            <text:p>7,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91]&gt;[.$C90];[.$A90]+1;0)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92]&gt;[.$C91];[.$A91]+1;0)"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10.9" calcext:value-type="float">
            <text:p>10,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93]&gt;[.$C92];[.$A92]+1;0)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.3" calcext:value-type="float">
            <text:p>10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94]&gt;[.$C93];[.$A93]+1;0)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.7" calcext:value-type="float">
            <text:p>8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95]&gt;[.$C94];[.$A94]+1;0)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.7" calcext:value-type="float">
            <text:p>6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96]&gt;[.$C95];[.$A95]+1;0)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.3" calcext:value-type="float">
            <text:p>5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97]&gt;[.$C96];[.$A96]+1;0)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.2" calcext:value-type="float">
            <text:p>5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98]&gt;[.$C97];[.$A97]+1;0)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99]&gt;[.$C98];[.$A98]+1;0)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9.8" calcext:value-type="float">
            <text:p>9,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100]&gt;[.$C99];[.$A99]+1;0)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13.7" calcext:value-type="float">
            <text:p>13,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01]&gt;[.$C100];[.$A100]+1;0)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7.7" calcext:value-type="float">
            <text:p>17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02]&gt;[.$C101];[.$A101]+1;0)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20.8" calcext:value-type="float">
            <text:p>20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03]&gt;[.$C102];[.$A102]+1;0)"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22.4" calcext:value-type="float">
            <text:p>22,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04]&gt;[.$C103];[.$A103]+1;0)"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22.5" calcext:value-type="float">
            <text:p>22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05]&gt;[.$C104];[.$A104]+1;0)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1.2" calcext:value-type="float">
            <text:p>21,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06]&gt;[.$C105];[.$A105]+1;0)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9.5" calcext:value-type="float">
            <text:p>19,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107]&gt;[.$C106];[.$A106]+1;0)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8.1" calcext:value-type="float">
            <text:p>18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108]&gt;[.$C107];[.$A107]+1;0)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7.8" calcext:value-type="float">
            <text:p>17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109]&gt;[.$C108];[.$A108]+1;0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8.9" calcext:value-type="float">
            <text:p>18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110]&gt;[.$C109];[.$A109]+1;0)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21.3" calcext:value-type="float">
            <text:p>21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111]&gt;[.$C110];[.$A110]+1;0)"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24.5" calcext:value-type="float">
            <text:p>24,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112]&gt;[.$C111];[.$A111]+1;0)"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27.5" calcext:value-type="float">
            <text:p>27,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113]&gt;[.$C112];[.$A112]+1;0)"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29.5" calcext:value-type="float">
            <text:p>29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114]&gt;[.$C113];[.$A113]+1;0)"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29.9" calcext:value-type="float">
            <text:p>29,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15]&gt;[.$C114];[.$A114]+1;0)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8.6" calcext:value-type="float">
            <text:p>28,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16]&gt;[.$C115];[.$A115]+1;0)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5.9" calcext:value-type="float">
            <text:p>25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17]&gt;[.$C116];[.$A116]+1;0)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2.6" calcext:value-type="float">
            <text:p>22,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18]&gt;[.$C117];[.$A117]+1;0)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9.7" calcext:value-type="float">
            <text:p>19,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19]&gt;[.$C118];[.$A118]+1;0)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7.8" calcext:value-type="float">
            <text:p>17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20]&gt;[.$C119];[.$A119]+1;0)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7.3" calcext:value-type="float">
            <text:p>17,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121]&gt;[.$C120];[.$A120]+1;0)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8.2" calcext:value-type="float">
            <text:p>18,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122]&gt;[.$C121];[.$A121]+1;0)"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9.8" calcext:value-type="float">
            <text:p>19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123]&gt;[.$C122];[.$A122]+1;0)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21.4" calcext:value-type="float">
            <text:p>21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124]&gt;[.$C123];[.$A123]+1;0)"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125]&gt;[.$C124];[.$A124]+1;0)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1.2" calcext:value-type="float">
            <text:p>21,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126]&gt;[.$C125];[.$A125]+1;0)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8.8" calcext:value-type="float">
            <text:p>18,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127]&gt;[.$C126];[.$A126]+1;0)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5.2" calcext:value-type="float">
            <text:p>15,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128]&gt;[.$C127];[.$A127]+1;0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1.1" calcext:value-type="float">
            <text:p>11,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29]&gt;[.$C128];[.$A128]+1;0)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30]&gt;[.$C129];[.$A129]+1;0)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5.2" calcext:value-type="float">
            <text:p>5,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31]&gt;[.$C130];[.$A130]+1;0)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.6" calcext:value-type="float">
            <text:p>4,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32]&gt;[.$C131];[.$A131]+1;0)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33]&gt;[.$C132];[.$A132]+1;0)"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7.3" calcext:value-type="float">
            <text:p>7,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34]&gt;[.$C133];[.$A133]+1;0)"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9.3" calcext:value-type="float">
            <text:p>9,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135]&gt;[.$C134];[.$A134]+1;0)"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10.5" calcext:value-type="float">
            <text:p>10,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136]&gt;[.$C135];[.$A135]+1;0)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.4" calcext:value-type="float">
            <text:p>10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137]&gt;[.$C136];[.$A136]+1;0)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138]&gt;[.$C137];[.$A137]+1;0)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6.4" calcext:value-type="float">
            <text:p>6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139]&gt;[.$C138];[.$A138]+1;0)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3.6" calcext:value-type="float">
            <text:p>3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140]&gt;[.$C139];[.$A139]+1;0)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.4" calcext:value-type="float">
            <text:p>1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141]&gt;[.$C140];[.$A140]+1;0)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142]&gt;[.$C141];[.$A141]+1;0)"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143]&gt;[.$C142];[.$A142]+1;0)"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3.9" calcext:value-type="float">
            <text:p>3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44]&gt;[.$C143];[.$A143]+1;0)"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7.3" calcext:value-type="float">
            <text:p>7,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45]&gt;[.$C144];[.$A144]+1;0)"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0.9" calcext:value-type="float">
            <text:p>10,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46]&gt;[.$C145];[.$A145]+1;0)"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13.7" calcext:value-type="float">
            <text:p>13,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47]&gt;[.$C146];[.$A146]+1;0)"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15.1" calcext:value-type="float">
            <text:p>15,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48]&gt;[.$C147];[.$A147]+1;0)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5.1" calcext:value-type="float">
            <text:p>15,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49]&gt;[.$C148];[.$A148]+1;0)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3.9" calcext:value-type="float">
            <text:p>13,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150]&gt;[.$C149];[.$A149]+1;0)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2.3" calcext:value-type="float">
            <text:p>12,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151]&gt;[.$C150];[.$A150]+1;0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1.2" calcext:value-type="float">
            <text:p>11,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152]&gt;[.$C151];[.$A151]+1;0)"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153]&gt;[.$C152];[.$A152]+1;0)"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12.9" calcext:value-type="float">
            <text:p>12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154]&gt;[.$C153];[.$A153]+1;0)"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155]&gt;[.$C154];[.$A154]+1;0)"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19.8" calcext:value-type="float">
            <text:p>19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156]&gt;[.$C155];[.$A155]+1;0)"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23.6" calcext:value-type="float">
            <text:p>23,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157]&gt;[.$C156];[.$A156]+1;0)"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26.4" calcext:value-type="float">
            <text:p>26,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158]&gt;[.$C157];[.$A157]+1;0)"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27.7" calcext:value-type="float">
            <text:p>27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59]&gt;[.$C158];[.$A158]+1;0)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7.2" calcext:value-type="float">
            <text:p>27,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60]&gt;[.$C159];[.$A159]+1;0)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5.5" calcext:value-type="float">
            <text:p>25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61]&gt;[.$C160];[.$A160]+1;0)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3.1" calcext:value-type="float">
            <text:p>23,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62]&gt;[.$C161];[.$A161]+1;0)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63]&gt;[.$C162];[.$A162]+1;0)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64]&gt;[.$C163];[.$A163]+1;0)"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0.4" calcext:value-type="float">
            <text:p>20,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165]&gt;[.$C164];[.$A164]+1;0)"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22.1" calcext:value-type="float">
            <text:p>22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166]&gt;[.$C165];[.$A165]+1;0)"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office:value-type="float" office:value="24.5" calcext:value-type="float">
            <text:p>24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167]&gt;[.$C166];[.$A166]+1;0)"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26.8" calcext:value-type="float">
            <text:p>26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168]&gt;[.$C167];[.$A167]+1;0)"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169]&gt;[.$C168];[.$A168]+1;0)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27.7" calcext:value-type="float">
            <text:p>27,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170]&gt;[.$C169];[.$A169]+1;0)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25.6" calcext:value-type="float">
            <text:p>25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171]&gt;[.$C170];[.$A170]+1;0)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2.3" calcext:value-type="float">
            <text:p>22,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172]&gt;[.$C171];[.$A171]+1;0)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8.4" calcext:value-type="float">
            <text:p>18,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73]&gt;[.$C172];[.$A172]+1;0)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4.9" calcext:value-type="float">
            <text:p>14,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74]&gt;[.$C173];[.$A173]+1;0)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75]&gt;[.$C174];[.$A174]+1;0)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1.7" calcext:value-type="float">
            <text:p>11,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76]&gt;[.$C175];[.$A175]+1;0)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12.3" calcext:value-type="float">
            <text:p>12,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77]&gt;[.$C176];[.$A176]+1;0)"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13.7" calcext:value-type="float">
            <text:p>13,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78]&gt;[.$C177];[.$A177]+1;0)"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15.2" calcext:value-type="float">
            <text:p>15,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179]&gt;[.$C178];[.$A178]+1;0)"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15.9" calcext:value-type="float">
            <text:p>15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180]&gt;[.$C179];[.$A179]+1;0)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5.1" calcext:value-type="float">
            <text:p>15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181]&gt;[.$C180];[.$A180]+1;0)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2.9" calcext:value-type="float">
            <text:p>12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182]&gt;[.$C181];[.$A181]+1;0)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9.6" calcext:value-type="float">
            <text:p>9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183]&gt;[.$C182];[.$A182]+1;0)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5.9" calcext:value-type="float">
            <text:p>5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184]&gt;[.$C183];[.$A183]+1;0)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185]&gt;[.$C184];[.$A184]+1;0)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186]&gt;[.$C185];[.$A185]+1;0)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0.9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87]&gt;[.$C186];[.$A186]+1;0)"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88]&gt;[.$C187];[.$A187]+1;0)"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189]&gt;[.$C188];[.$A188]+1;0)"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7.7" calcext:value-type="float">
            <text:p>7,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90]&gt;[.$C189];[.$A189]+1;0)"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91]&gt;[.$C190];[.$A190]+1;0)"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0.4" calcext:value-type="float">
            <text:p>10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192]&gt;[.$C191];[.$A191]+1;0)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9.7" calcext:value-type="float">
            <text:p>9,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193]&gt;[.$C192];[.$A192]+1;0)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194]&gt;[.$C193];[.$A193]+1;0)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5.9" calcext:value-type="float">
            <text:p>5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195]&gt;[.$C194];[.$A194]+1;0)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4.4" calcext:value-type="float">
            <text:p>4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196]&gt;[.$C195];[.$A195]+1;0)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4.2" calcext:value-type="float">
            <text:p>4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197]&gt;[.$C196];[.$A196]+1;0)"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5.6" calcext:value-type="float">
            <text:p>5,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198]&gt;[.$C197];[.$A197]+1;0)"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8.6" calcext:value-type="float">
            <text:p>8,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199]&gt;[.$C198];[.$A198]+1;0)"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12.5" calcext:value-type="float">
            <text:p>12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200]&gt;[.$C199];[.$A199]+1;0)"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16.4" calcext:value-type="float">
            <text:p>16,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01]&gt;[.$C200];[.$A200]+1;0)"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9.5" calcext:value-type="float">
            <text:p>19,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02]&gt;[.$C201];[.$A201]+1;0)"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office:value-type="float" office:value="21.2" calcext:value-type="float">
            <text:p>2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03]&gt;[.$C202];[.$A202]+1;0)"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office:value-type="float" office:value="21.3" calcext:value-type="float">
            <text:p>21,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204]&gt;[.$C203];[.$A203]+1;0)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.1" calcext:value-type="float">
            <text:p>20,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205]&gt;[.$C204];[.$A204]+1;0)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8.4" calcext:value-type="float">
            <text:p>18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206]&gt;[.$C205];[.$A205]+1;0)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7.1" calcext:value-type="float">
            <text:p>17,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207]&gt;[.$C206];[.$A206]+1;0)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6.9" calcext:value-type="float">
            <text:p>16,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208]&gt;[.$C207];[.$A207]+1;0)"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8.2" calcext:value-type="float">
            <text:p>18,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209]&gt;[.$C208];[.$A208]+1;0)"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20.7" calcext:value-type="float">
            <text:p>20,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210]&gt;[.$C209];[.$A209]+1;0)"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211]&gt;[.$C210];[.$A210]+1;0)"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office:value-type="float" office:value="27.2" calcext:value-type="float">
            <text:p>27,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212]&gt;[.$C211];[.$A211]+1;0)"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float" office:value="29.4" calcext:value-type="float">
            <text:p>29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213]&gt;[.$C212];[.$A212]+1;0)"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29.9" calcext:value-type="float">
            <text:p>29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214]&gt;[.$C213];[.$A213]+1;0)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28.8" calcext:value-type="float">
            <text:p>28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215]&gt;[.$C214];[.$A214]+1;0)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26.2" calcext:value-type="float">
            <text:p>26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216]&gt;[.$C215];[.$A215]+1;0)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23.1" calcext:value-type="float">
            <text:p>23,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217]&gt;[.$C216];[.$A216]+1;0)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0.3" calcext:value-type="float">
            <text:p>20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218]&gt;[.$C217];[.$A217]+1;0)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8.5" calcext:value-type="float">
            <text:p>18,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219]&gt;[.$C218];[.$A218]+1;0)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8.2" calcext:value-type="float">
            <text:p>18,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20]&gt;[.$C219];[.$A219]+1;0)"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19.1" calcext:value-type="float">
            <text:p>19,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21]&gt;[.$C220];[.$A220]+1;0)"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20.9" calcext:value-type="float">
            <text:p>2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22]&gt;[.$C221];[.$A221]+1;0)"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22.5" calcext:value-type="float">
            <text:p>2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223]&gt;[.$C222];[.$A222]+1;0)" office:value-type="float" office:value="4" calcext:value-type="float">
            <text:p>4</text:p>
          </table:table-cell>
          <table:table-cell office:value-type="float" office:value="222" calcext:value-type="float">
            <text:p>222</text:p>
          </table:table-cell>
          <table:table-cell office:value-type="float" office:value="23.2" calcext:value-type="float">
            <text:p>23,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224]&gt;[.$C223];[.$A223]+1;0)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2.4" calcext:value-type="float">
            <text:p>22,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225]&gt;[.$C224];[.$A224]+1;0)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226]&gt;[.$C225];[.$A225]+1;0)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6.4" calcext:value-type="float">
            <text:p>16,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227]&gt;[.$C226];[.$A226]+1;0)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2.3" calcext:value-type="float">
            <text:p>12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228]&gt;[.$C227];[.$A227]+1;0)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8.7" calcext:value-type="float">
            <text:p>8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229]&gt;[.$C228];[.$A228]+1;0)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6.4" calcext:value-type="float">
            <text:p>6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230]&gt;[.$C229];[.$A229]+1;0)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5.6" calcext:value-type="float">
            <text:p>5,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231]&gt;[.$C230];[.$A230]+1;0)"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6.4" calcext:value-type="float">
            <text:p>6,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232]&gt;[.$C231];[.$A231]+1;0)"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float" office:value="8.2" calcext:value-type="float">
            <text:p>8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233]&gt;[.$C232];[.$A232]+1;0)"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234]&gt;[.$C233];[.$A233]+1;0)" office:value-type="float" office:value="4" calcext:value-type="float">
            <text:p>4</text:p>
          </table:table-cell>
          <table:table-cell office:value-type="float" office:value="233" calcext:value-type="float">
            <text:p>233</text:p>
          </table:table-cell>
          <table:table-cell office:value-type="float" office:value="11.1" calcext:value-type="float">
            <text:p>11,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35]&gt;[.$C234];[.$A234]+1;0)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0.9" calcext:value-type="float">
            <text:p>10,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36]&gt;[.$C235];[.$A235]+1;0)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9.3" calcext:value-type="float">
            <text:p>9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37]&gt;[.$C236];[.$A236]+1;0)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6.6" calcext:value-type="float">
            <text:p>6,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238]&gt;[.$C237];[.$A237]+1;0)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3.6" calcext:value-type="float">
            <text:p>3,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239]&gt;[.$C238];[.$A238]+1;0)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.2" calcext:value-type="float">
            <text:p>1,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240]&gt;[.$C239];[.$A239]+1;0)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.2" calcext:value-type="float">
            <text:p>0,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241]&gt;[.$C240];[.$A240]+1;0)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242]&gt;[.$C241];[.$A241]+1;0)"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3.2" calcext:value-type="float">
            <text:p>3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243]&gt;[.$C242];[.$A242]+1;0)"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6.6" calcext:value-type="float">
            <text:p>6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244]&gt;[.$C243];[.$A243]+1;0)"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245]&gt;[.$C244];[.$A244]+1;0)"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12.7" calcext:value-type="float">
            <text:p>12,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246]&gt;[.$C245];[.$A245]+1;0)" office:value-type="float" office:value="6" calcext:value-type="float">
            <text:p>6</text:p>
          </table:table-cell>
          <table:table-cell office:value-type="float" office:value="245" calcext:value-type="float">
            <text:p>245</text:p>
          </table:table-cell>
          <table:table-cell office:value-type="float" office:value="14.1" calcext:value-type="float">
            <text:p>14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247]&gt;[.$C246];[.$A246]+1;0)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248]&gt;[.$C247];[.$A247]+1;0)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2.7" calcext:value-type="float">
            <text:p>12,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49]&gt;[.$C248];[.$A248]+1;0)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1.1" calcext:value-type="float">
            <text:p>11,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50]&gt;[.$C249];[.$A249]+1;0)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51]&gt;[.$C250];[.$A250]+1;0)"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0.1" calcext:value-type="float">
            <text:p>10,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252]&gt;[.$C251];[.$A251]+1;0)"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11.7" calcext:value-type="float">
            <text:p>11,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253]&gt;[.$C252];[.$A252]+1;0)"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4.8" calcext:value-type="float">
            <text:p>14,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254]&gt;[.$C253];[.$A253]+1;0)"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office:value-type="float" office:value="18.7" calcext:value-type="float">
            <text:p>18,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255]&gt;[.$C254];[.$A254]+1;0)"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22.5" calcext:value-type="float">
            <text:p>22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256]&gt;[.$C255];[.$A255]+1;0)"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office:value-type="float" office:value="25.4" calcext:value-type="float">
            <text:p>25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257]&gt;[.$C256];[.$A256]+1;0)"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26.8" calcext:value-type="float">
            <text:p>26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258]&gt;[.$C257];[.$A257]+1;0)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26.5" calcext:value-type="float">
            <text:p>26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259]&gt;[.$C258];[.$A258]+1;0)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24.9" calcext:value-type="float">
            <text:p>24,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260]&gt;[.$C259];[.$A259]+1;0)"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2.6" calcext:value-type="float">
            <text:p>22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261]&gt;[.$C260];[.$A260]+1;0)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0.7" calcext:value-type="float">
            <text:p>20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262]&gt;[.$C261];[.$A261]+1;0)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19.9" calcext:value-type="float">
            <text:p>19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63]&gt;[.$C262];[.$A262]+1;0)"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20.4" calcext:value-type="float">
            <text:p>20,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64]&gt;[.$C263];[.$A263]+1;0)"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22.3" calcext:value-type="float">
            <text:p>22,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65]&gt;[.$C264];[.$A264]+1;0)"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float" office:value="24.8" calcext:value-type="float">
            <text:p>24,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266]&gt;[.$C265];[.$A265]+1;0)"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27.2" calcext:value-type="float">
            <text:p>27,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267]&gt;[.$C266];[.$A266]+1;0)"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office:value-type="float" office:value="28.6" calcext:value-type="float">
            <text:p>28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268]&gt;[.$C267];[.$A267]+1;0)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28.4" calcext:value-type="float">
            <text:p>28,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269]&gt;[.$C268];[.$A268]+1;0)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26.5" calcext:value-type="float">
            <text:p>26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270]&gt;[.$C269];[.$A269]+1;0)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23.3" calcext:value-type="float">
            <text:p>23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271]&gt;[.$C270];[.$A270]+1;0)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9.5" calcext:value-type="float">
            <text:p>19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272]&gt;[.$C271];[.$A271]+1;0)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273]&gt;[.$C272];[.$A272]+1;0)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13.7" calcext:value-type="float">
            <text:p>13,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274]&gt;[.$C273];[.$A273]+1;0)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12.9" calcext:value-type="float">
            <text:p>12,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275]&gt;[.$C274];[.$A274]+1;0)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13.5" calcext:value-type="float">
            <text:p>13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276]&gt;[.$C275];[.$A275]+1;0)"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77]&gt;[.$C276];[.$A276]+1;0)"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office:value-type="float" office:value="16.4" calcext:value-type="float">
            <text:p>16,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78]&gt;[.$C277];[.$A277]+1;0)"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7.1" calcext:value-type="float">
            <text:p>17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79]&gt;[.$C278];[.$A278]+1;0)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16.3" calcext:value-type="float">
            <text:p>16,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280]&gt;[.$C279];[.$A279]+1;0)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281]&gt;[.$C280];[.$A280]+1;0)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10.5" calcext:value-type="float">
            <text:p>10,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282]&gt;[.$C281];[.$A281]+1;0)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6.7" calcext:value-type="float">
            <text:p>6,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283]&gt;[.$C282];[.$A282]+1;0)"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3.5" calcext:value-type="float">
            <text:p>3,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284]&gt;[.$C283];[.$A283]+1;0)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.6" calcext:value-type="float">
            <text:p>1,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285]&gt;[.$C284];[.$A284]+1;0)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.4" calcext:value-type="float">
            <text:p>1,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286]&gt;[.$C285];[.$A285]+1;0)"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2.8" calcext:value-type="float">
            <text:p>2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287]&gt;[.$C286];[.$A286]+1;0)"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5.2" calcext:value-type="float">
            <text:p>5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288]&gt;[.$C287];[.$A287]+1;0)" office:value-type="float" office:value="3" calcext:value-type="float">
            <text:p>3</text:p>
          </table:table-cell>
          <table:table-cell office:value-type="float" office:value="287" calcext:value-type="float">
            <text:p>287</text:p>
          </table:table-cell>
          <table:table-cell office:value-type="float" office:value="7.7" calcext:value-type="float">
            <text:p>7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289]&gt;[.$C288];[.$A288]+1;0)"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float" office:value="9.6" calcext:value-type="float">
            <text:p>9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290]&gt;[.$C289];[.$A289]+1;0)"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10.1" calcext:value-type="float">
            <text:p>10,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291]&gt;[.$C290];[.$A290]+1;0)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9.3" calcext:value-type="float">
            <text:p>9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292]&gt;[.$C291];[.$A291]+1;0)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7.4" calcext:value-type="float">
            <text:p>7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formula="of:=IF([.$C293]&gt;[.$C292];[.$A292]+1;0)"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5.1" calcext:value-type="float">
            <text:p>5,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94]&gt;[.$C293];[.$A293]+1;0)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3.5" calcext:value-type="float">
            <text:p>3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95]&gt;[.$C294];[.$A294]+1;0)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3.2" calcext:value-type="float">
            <text:p>3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formula="of:=IF([.$C296]&gt;[.$C295];[.$A295]+1;0)"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4.6" calcext:value-type="float">
            <text:p>4,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297]&gt;[.$C296];[.$A296]+1;0)"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7.5" calcext:value-type="float">
            <text:p>7,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formula="of:=IF([.$C298]&gt;[.$C297];[.$A297]+1;0)"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office:value-type="float" office:value="11.3" calcext:value-type="float">
            <text:p>11,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299]&gt;[.$C298];[.$A298]+1;0)"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15.2" calcext:value-type="float">
            <text:p>15,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IF([.$C300]&gt;[.$C299];[.$A299]+1;0)"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office:value-type="float" office:value="18.3" calcext:value-type="float">
            <text:p>18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01]&gt;[.$C300];[.$A300]+1;0)"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9.9" calcext:value-type="float">
            <text:p>19,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formula="of:=IF([.$C302]&gt;[.$C301];[.$A301]+1;0)" office:value-type="float" office:value="7" calcext:value-type="float">
            <text:p>7</text:p>
          </table:table-cell>
          <table:table-cell office:value-type="float" office:value="301" calcext:value-type="float">
            <text:p>30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03]&gt;[.$C302];[.$A302]+1;0)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18.9" calcext:value-type="float">
            <text:p>18,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04]&gt;[.$C303];[.$A303]+1;0)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7.3" calcext:value-type="float">
            <text:p>17,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05]&gt;[.$C304];[.$A304]+1;0)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06]&gt;[.$C305];[.$A305]+1;0)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5.9" calcext:value-type="float">
            <text:p>15,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07]&gt;[.$C306];[.$A306]+1;0)"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float" office:value="17.3" calcext:value-type="float">
            <text:p>17,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08]&gt;[.$C307];[.$A307]+1;0)"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09]&gt;[.$C308];[.$A308]+1;0)"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office:value-type="float" office:value="23.4" calcext:value-type="float">
            <text:p>23,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10]&gt;[.$C309];[.$A309]+1;0)"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office:value-type="float" office:value="26.8" calcext:value-type="float">
            <text:p>26,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11]&gt;[.$C310];[.$A310]+1;0)" office:value-type="float" office:value="5" calcext:value-type="float">
            <text:p>5</text:p>
          </table:table-cell>
          <table:table-cell office:value-type="float" office:value="310" calcext:value-type="float">
            <text:p>310</text:p>
          </table:table-cell>
          <table:table-cell office:value-type="float" office:value="29.1" calcext:value-type="float">
            <text:p>29,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12]&gt;[.$C311];[.$A311]+1;0)" office:value-type="float" office:value="6" calcext:value-type="float">
            <text:p>6</text:p>
          </table:table-cell>
          <table:table-cell office:value-type="float" office:value="311" calcext:value-type="float">
            <text:p>311</text:p>
          </table:table-cell>
          <table:table-cell office:value-type="float" office:value="29.8" calcext:value-type="float">
            <text:p>29,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13]&gt;[.$C312];[.$A312]+1;0)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28.8" calcext:value-type="float">
            <text:p>28,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14]&gt;[.$C313];[.$A313]+1;0)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26.4" calcext:value-type="float">
            <text:p>26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15]&gt;[.$C314];[.$A314]+1;0)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23.4" calcext:value-type="float">
            <text:p>23,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16]&gt;[.$C315];[.$A315]+1;0)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20.7" calcext:value-type="float">
            <text:p>20,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17]&gt;[.$C316];[.$A316]+1;0)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9.1" calcext:value-type="float">
            <text:p>19,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18]&gt;[.$C317];[.$A317]+1;0)"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18.9" calcext:value-type="float">
            <text:p>18,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19]&gt;[.$C318];[.$A318]+1;0)"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20]&gt;[.$C319];[.$A319]+1;0)"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21]&gt;[.$C320];[.$A320]+1;0)" office:value-type="float" office:value="3" calcext:value-type="float">
            <text:p>3</text:p>
          </table:table-cell>
          <table:table-cell office:value-type="float" office:value="320" calcext:value-type="float">
            <text:p>320</text:p>
          </table:table-cell>
          <table:table-cell office:value-type="float" office:value="23.6" calcext:value-type="float">
            <text:p>23,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22]&gt;[.$C321];[.$A321]+1;0)"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  <table:table-cell office:value-type="float" office:value="24.4" calcext:value-type="float">
            <text:p>24,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23]&gt;[.$C322];[.$A322]+1;0)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23.6" calcext:value-type="float">
            <text:p>23,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24]&gt;[.$C323];[.$A323]+1;0)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21.3" calcext:value-type="float">
            <text:p>21,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25]&gt;[.$C324];[.$A324]+1;0)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17.7" calcext:value-type="float">
            <text:p>17,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26]&gt;[.$C325];[.$A325]+1;0)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13.6" calcext:value-type="float">
            <text:p>13,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27]&gt;[.$C326];[.$A326]+1;0)"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28]&gt;[.$C327];[.$A327]+1;0)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7.6" calcext:value-type="float">
            <text:p>7,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29]&gt;[.$C328];[.$A328]+1;0)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6.8" calcext:value-type="float">
            <text:p>6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30]&gt;[.$C329];[.$A329]+1;0)"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7.5" calcext:value-type="float">
            <text:p>7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31]&gt;[.$C330];[.$A330]+1;0)"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9.1" calcext:value-type="float">
            <text:p>9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32]&gt;[.$C331];[.$A331]+1;0)"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33]&gt;[.$C332];[.$A332]+1;0)" office:value-type="float" office:value="4" calcext:value-type="float">
            <text:p>4</text:p>
          </table:table-cell>
          <table:table-cell office:value-type="float" office:value="332" calcext:value-type="float">
            <text:p>332</text:p>
          </table:table-cell>
          <table:table-cell office:value-type="float" office:value="11.8" calcext:value-type="float">
            <text:p>11,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34]&gt;[.$C333];[.$A333]+1;0)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11.5" calcext:value-type="float">
            <text:p>11,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35]&gt;[.$C334];[.$A334]+1;0)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9.7" calcext:value-type="float">
            <text:p>9,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36]&gt;[.$C335];[.$A335]+1;0)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6.9" calcext:value-type="float">
            <text:p>6,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37]&gt;[.$C336];[.$A336]+1;0)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3.8" calcext:value-type="float">
            <text:p>3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38]&gt;[.$C337];[.$A337]+1;0)"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39]&gt;[.$C338];[.$A338]+1;0)"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.1" calcext:value-type="float">
            <text:p>0,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40]&gt;[.$C339];[.$A339]+1;0)"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0.6" calcext:value-type="float">
            <text:p>0,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41]&gt;[.$C340];[.$A340]+1;0)"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2.8" calcext:value-type="float">
            <text:p>2,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42]&gt;[.$C341];[.$A341]+1;0)"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43]&gt;[.$C342];[.$A342]+1;0)" office:value-type="float" office:value="4" calcext:value-type="float">
            <text:p>4</text:p>
          </table:table-cell>
          <table:table-cell office:value-type="float" office:value="342" calcext:value-type="float">
            <text:p>342</text:p>
          </table:table-cell>
          <table:table-cell office:value-type="float" office:value="9.3" calcext:value-type="float">
            <text:p>9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44]&gt;[.$C343];[.$A343]+1;0)"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office:value-type="float" office:value="11.8" calcext:value-type="float">
            <text:p>11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45]&gt;[.$C344];[.$A344]+1;0)"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13.1" calcext:value-type="float">
            <text:p>13,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46]&gt;[.$C345];[.$A345]+1;0)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12.9" calcext:value-type="float">
            <text:p>12,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47]&gt;[.$C346];[.$A346]+1;0)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11.6" calcext:value-type="float">
            <text:p>11,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48]&gt;[.$C347];[.$A347]+1;0)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9.9" calcext:value-type="float">
            <text:p>9,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49]&gt;[.$C348];[.$A348]+1;0)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8.7" calcext:value-type="float">
            <text:p>8,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50]&gt;[.$C349];[.$A349]+1;0)"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8.8" calcext:value-type="float">
            <text:p>8,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51]&gt;[.$C350];[.$A350]+1;0)"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10.5" calcext:value-type="float">
            <text:p>10,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52]&gt;[.$C351];[.$A351]+1;0)"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13.5" calcext:value-type="float">
            <text:p>13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53]&gt;[.$C352];[.$A352]+1;0)"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office:value-type="float" office:value="17.5" calcext:value-type="float">
            <text:p>17,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54]&gt;[.$C353];[.$A353]+1;0)" office:value-type="float" office:value="5" calcext:value-type="float">
            <text:p>5</text:p>
          </table:table-cell>
          <table:table-cell office:value-type="float" office:value="353" calcext:value-type="float">
            <text:p>353</text:p>
          </table:table-cell>
          <table:table-cell office:value-type="float" office:value="21.4" calcext:value-type="float">
            <text:p>21,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55]&gt;[.$C354];[.$A354]+1;0)" office:value-type="float" office:value="6" calcext:value-type="float">
            <text:p>6</text:p>
          </table:table-cell>
          <table:table-cell office:value-type="float" office:value="354" calcext:value-type="float">
            <text:p>354</text:p>
          </table:table-cell>
          <table:table-cell office:value-type="float" office:value="24.4" calcext:value-type="float">
            <text:p>24,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56]&gt;[.$C355];[.$A355]+1;0)" office:value-type="float" office:value="7" calcext:value-type="float">
            <text:p>7</text:p>
          </table:table-cell>
          <table:table-cell office:value-type="float" office:value="355" calcext:value-type="float">
            <text:p>355</text:p>
          </table:table-cell>
          <table:table-cell office:value-type="float" office:value="25.8" calcext:value-type="float">
            <text:p>25,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57]&gt;[.$C356];[.$A356]+1;0)"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25.6" calcext:value-type="float">
            <text:p>25,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58]&gt;[.$C357];[.$A357]+1;0)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24.1" calcext:value-type="float">
            <text:p>24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59]&gt;[.$C358];[.$A358]+1;0)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60]&gt;[.$C359];[.$A359]+1;0)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20.3" calcext:value-type="float">
            <text:p>20,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61]&gt;[.$C360];[.$A360]+1;0)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19.6" calcext:value-type="float">
            <text:p>19,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62]&gt;[.$C361];[.$A361]+1;0)"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office:value-type="float" office:value="20.3" calcext:value-type="float">
            <text:p>20,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63]&gt;[.$C362];[.$A362]+1;0)"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office:value-type="float" office:value="22.3" calcext:value-type="float">
            <text:p>22,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64]&gt;[.$C363];[.$A363]+1;0)"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65]&gt;[.$C364];[.$A364]+1;0)" office:value-type="float" office:value="4" calcext:value-type="float">
            <text:p>4</text:p>
          </table:table-cell>
          <table:table-cell office:value-type="float" office:value="364" calcext:value-type="float">
            <text:p>364</text:p>
          </table:table-cell>
          <table:table-cell office:value-type="float" office:value="27.5" calcext:value-type="float">
            <text:p>27,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66]&gt;[.$C365];[.$A365]+1;0)"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29.1" calcext:value-type="float">
            <text:p>29,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67]&gt;[.$C366];[.$A366]+1;0)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68]&gt;[.$C367];[.$A367]+1;0)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27.2" calcext:value-type="float">
            <text:p>27,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69]&gt;[.$C368];[.$A368]+1;0)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24.1" calcext:value-type="float">
            <text:p>24,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70]&gt;[.$C369];[.$A369]+1;0)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20.4" calcext:value-type="float">
            <text:p>20,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71]&gt;[.$C370];[.$A370]+1;0)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17.1" calcext:value-type="float">
            <text:p>17,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72]&gt;[.$C371];[.$A371]+1;0)"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14.9" calcext:value-type="float">
            <text:p>14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73]&gt;[.$C372];[.$A372]+1;0)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14.1" calcext:value-type="float">
            <text:p>14,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74]&gt;[.$C373];[.$A373]+1;0)" office:value-type="float" office:value="1" calcext:value-type="float">
            <text:p>1</text:p>
          </table:table-cell>
          <table:table-cell office:value-type="float" office:value="373" calcext:value-type="float">
            <text:p>373</text:p>
          </table:table-cell>
          <table:table-cell office:value-type="float" office:value="14.8" calcext:value-type="float">
            <text:p>14,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75]&gt;[.$C374];[.$A374]+1;0)"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office:value-type="float" office:value="16.3" calcext:value-type="float">
            <text:p>16,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76]&gt;[.$C375];[.$A375]+1;0)" office:value-type="float" office:value="3" calcext:value-type="float">
            <text:p>3</text:p>
          </table:table-cell>
          <table:table-cell office:value-type="float" office:value="375" calcext:value-type="float">
            <text:p>375</text:p>
          </table:table-cell>
          <table:table-cell office:value-type="float" office:value="17.7" calcext:value-type="float">
            <text:p>17,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77]&gt;[.$C376];[.$A376]+1;0)"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 office:value-type="float" office:value="18.3" calcext:value-type="float">
            <text:p>18,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78]&gt;[.$C377];[.$A377]+1;0)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17.5" calcext:value-type="float">
            <text:p>17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79]&gt;[.$C378];[.$A378]+1;0)"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15.1" calcext:value-type="float">
            <text:p>15,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80]&gt;[.$C379];[.$A379]+1;0)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11.6" calcext:value-type="float">
            <text:p>11,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81]&gt;[.$C380];[.$A380]+1;0)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7.7" calcext:value-type="float">
            <text:p>7,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82]&gt;[.$C381];[.$A381]+1;0)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4.4" calcext:value-type="float">
            <text:p>4,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83]&gt;[.$C382];[.$A382]+1;0)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2.3" calcext:value-type="float">
            <text:p>2,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84]&gt;[.$C383];[.$A383]+1;0)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85]&gt;[.$C384];[.$A384]+1;0)"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3.2" calcext:value-type="float">
            <text:p>3,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86]&gt;[.$C385];[.$A385]+1;0)"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float" office:value="5.5" calcext:value-type="float">
            <text:p>5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87]&gt;[.$C386];[.$A386]+1;0)"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7.9" calcext:value-type="float">
            <text:p>7,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88]&gt;[.$C387];[.$A387]+1;0)" office:value-type="float" office:value="4" calcext:value-type="float">
            <text:p>4</text:p>
          </table:table-cell>
          <table:table-cell office:value-type="float" office:value="387" calcext:value-type="float">
            <text:p>387</text:p>
          </table:table-cell>
          <table:table-cell office:value-type="float" office:value="9.6" calcext:value-type="float">
            <text:p>9,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89]&gt;[.$C388];[.$A388]+1;0)"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90]&gt;[.$C389];[.$A389]+1;0)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91]&gt;[.$C390];[.$A390]+1;0)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6.9" calcext:value-type="float">
            <text:p>6,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92]&gt;[.$C391];[.$A391]+1;0)"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93]&gt;[.$C392];[.$A392]+1;0)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2.8" calcext:value-type="float">
            <text:p>2,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94]&gt;[.$C393];[.$A393]+1;0)"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2.3" calcext:value-type="float">
            <text:p>2,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95]&gt;[.$C394];[.$A394]+1;0)"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office:value-type="float" office:value="3.6" calcext:value-type="float">
            <text:p>3,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96]&gt;[.$C395];[.$A395]+1;0)"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  <table:table-cell office:value-type="float" office:value="6.4" calcext:value-type="float">
            <text:p>6,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97]&gt;[.$C396];[.$A396]+1;0)" office:value-type="float" office:value="3" calcext:value-type="float">
            <text:p>3</text:p>
          </table:table-cell>
          <table:table-cell office:value-type="float" office:value="396" calcext:value-type="float">
            <text:p>396</text:p>
          </table:table-cell>
          <table:table-cell office:value-type="float" office:value="10.2" calcext:value-type="float">
            <text:p>10,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98]&gt;[.$C397];[.$A397]+1;0)" office:value-type="float" office:value="4" calcext:value-type="float">
            <text:p>4</text:p>
          </table:table-cell>
          <table:table-cell office:value-type="float" office:value="397" calcext:value-type="float">
            <text:p>39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399]&gt;[.$C398];[.$A398]+1;0)"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7.1" calcext:value-type="float">
            <text:p>17,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00]&gt;[.$C399];[.$A399]+1;0)" office:value-type="float" office:value="6" calcext:value-type="float">
            <text:p>6</text:p>
          </table:table-cell>
          <table:table-cell office:value-type="float" office:value="399" calcext:value-type="float">
            <text:p>399</text:p>
          </table:table-cell>
          <table:table-cell office:value-type="float" office:value="18.7" calcext:value-type="float">
            <text:p>18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01]&gt;[.$C400];[.$A400]+1;0)"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8.8" calcext:value-type="float">
            <text:p>18,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02]&gt;[.$C401];[.$A401]+1;0)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17.7" calcext:value-type="float">
            <text:p>17,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03]&gt;[.$C402];[.$A402]+1;0)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16.1" calcext:value-type="float">
            <text:p>16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04]&gt;[.$C403];[.$A403]+1;0)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14.9" calcext:value-type="float">
            <text:p>14,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05]&gt;[.$C404];[.$A404]+1;0)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4.9" calcext:value-type="float">
            <text:p>14,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06]&gt;[.$C405];[.$A405]+1;0)"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16.3" calcext:value-type="float">
            <text:p>16,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07]&gt;[.$C406];[.$A406]+1;0)" office:value-type="float" office:value="2" calcext:value-type="float">
            <text:p>2</text:p>
          </table:table-cell>
          <table:table-cell office:value-type="float" office:value="406" calcext:value-type="float">
            <text:p>406</text:p>
          </table:table-cell>
          <table:table-cell office:value-type="float" office:value="19.1" calcext:value-type="float">
            <text:p>19,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08]&gt;[.$C407];[.$A407]+1;0)" office:value-type="float" office:value="3" calcext:value-type="float">
            <text:p>3</text:p>
          </table:table-cell>
          <table:table-cell office:value-type="float" office:value="407" calcext:value-type="float">
            <text:p>407</text:p>
          </table:table-cell>
          <table:table-cell office:value-type="float" office:value="22.7" calcext:value-type="float">
            <text:p>22,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09]&gt;[.$C408];[.$A408]+1;0)" office:value-type="float" office:value="4" calcext:value-type="float">
            <text:p>4</text:p>
          </table:table-cell>
          <table:table-cell office:value-type="float" office:value="408" calcext:value-type="float">
            <text:p>408</text:p>
          </table:table-cell>
          <table:table-cell office:value-type="float" office:value="26.1" calcext:value-type="float">
            <text:p>26,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10]&gt;[.$C409];[.$A409]+1;0)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28.6" calcext:value-type="float">
            <text:p>28,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11]&gt;[.$C410];[.$A410]+1;0)" office:value-type="float" office:value="6" calcext:value-type="float">
            <text:p>6</text:p>
          </table:table-cell>
          <table:table-cell office:value-type="float" office:value="410" calcext:value-type="float">
            <text:p>410</text:p>
          </table:table-cell>
          <table:table-cell office:value-type="float" office:value="29.5" calcext:value-type="float">
            <text:p>29,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12]&gt;[.$C411];[.$A411]+1;0)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28.6" calcext:value-type="float">
            <text:p>28,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13]&gt;[.$C412];[.$A412]+1;0)"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26.4" calcext:value-type="float">
            <text:p>26,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14]&gt;[.$C413];[.$A413]+1;0)"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23.6" calcext:value-type="float">
            <text:p>23,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15]&gt;[.$C414];[.$A414]+1;0)"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16]&gt;[.$C415];[.$A415]+1;0)"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19.6" calcext:value-type="float">
            <text:p>19,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17]&gt;[.$C416];[.$A416]+1;0)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 office:value-type="float" office:value="19.5" calcext:value-type="float">
            <text:p>19,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18]&gt;[.$C417];[.$A417]+1;0)"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20.7" calcext:value-type="float">
            <text:p>20,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19]&gt;[.$C418];[.$A418]+1;0)" office:value-type="float" office:value="2" calcext:value-type="float">
            <text:p>2</text:p>
          </table:table-cell>
          <table:table-cell office:value-type="float" office:value="418" calcext:value-type="float">
            <text:p>418</text:p>
          </table:table-cell>
          <table:table-cell office:value-type="float" office:value="22.7" calcext:value-type="float">
            <text:p>22,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20]&gt;[.$C419];[.$A419]+1;0)"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  <table:table-cell office:value-type="float" office:value="24.5" calcext:value-type="float">
            <text:p>24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21]&gt;[.$C420];[.$A420]+1;0)" office:value-type="float" office:value="4" calcext:value-type="float">
            <text:p>4</text:p>
          </table:table-cell>
          <table:table-cell office:value-type="float" office:value="420" calcext:value-type="float">
            <text:p>420</text:p>
          </table:table-cell>
          <table:table-cell office:value-type="float" office:value="25.4" calcext:value-type="float">
            <text:p>25,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22]&gt;[.$C421];[.$A421]+1;0)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24.8" calcext:value-type="float">
            <text:p>24,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23]&gt;[.$C422];[.$A422]+1;0)"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22.5" calcext:value-type="float">
            <text:p>22,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24]&gt;[.$C423];[.$A423]+1;0)"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18.9" calcext:value-type="float">
            <text:p>18,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25]&gt;[.$C424];[.$A424]+1;0)"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14.8" calcext:value-type="float">
            <text:p>14,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26]&gt;[.$C425];[.$A425]+1;0)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27]&gt;[.$C426];[.$A426]+1;0)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8.8" calcext:value-type="float">
            <text:p>8,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28]&gt;[.$C427];[.$A427]+1;0)"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29]&gt;[.$C428];[.$A428]+1;0)" office:value-type="float" office:value="1" calcext:value-type="float">
            <text:p>1</text:p>
          </table:table-cell>
          <table:table-cell office:value-type="float" office:value="428" calcext:value-type="float">
            <text:p>428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30]&gt;[.$C429];[.$A429]+1;0)" office:value-type="float" office:value="2" calcext:value-type="float">
            <text:p>2</text:p>
          </table:table-cell>
          <table:table-cell office:value-type="float" office:value="429" calcext:value-type="float">
            <text:p>429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31]&gt;[.$C430];[.$A430]+1;0)"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  <table:table-cell office:value-type="float" office:value="11.8" calcext:value-type="float">
            <text:p>11,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32]&gt;[.$C431];[.$A431]+1;0)" office:value-type="float" office:value="4" calcext:value-type="float">
            <text:p>4</text:p>
          </table:table-cell>
          <table:table-cell office:value-type="float" office:value="431" calcext:value-type="float">
            <text:p>431</text:p>
          </table:table-cell>
          <table:table-cell office:value-type="float" office:value="12.7" calcext:value-type="float">
            <text:p>12,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33]&gt;[.$C432];[.$A432]+1;0)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34]&gt;[.$C433];[.$A433]+1;0)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10.3" calcext:value-type="float">
            <text:p>10,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35]&gt;[.$C434];[.$A434]+1;0)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7.4" calcext:value-type="float">
            <text:p>7,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36]&gt;[.$C435];[.$A435]+1;0)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4.1" calcext:value-type="float">
            <text:p>4,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37]&gt;[.$C436];[.$A436]+1;0)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1.4" calcext:value-type="float">
            <text:p>1,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38]&gt;[.$C437];[.$A437]+1;0)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0.1" calcext:value-type="float">
            <text:p>0,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39]&gt;[.$C438];[.$A438]+1;0)" office:value-type="float" office:value="1" calcext:value-type="float">
            <text:p>1</text:p>
          </table:table-cell>
          <table:table-cell office:value-type="float" office:value="438" calcext:value-type="float">
            <text:p>438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40]&gt;[.$C439];[.$A439]+1;0)"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41]&gt;[.$C440];[.$A440]+1;0)"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5.5" calcext:value-type="float">
            <text:p>5,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42]&gt;[.$C441];[.$A441]+1;0)" office:value-type="float" office:value="4" calcext:value-type="float">
            <text:p>4</text:p>
          </table:table-cell>
          <table:table-cell office:value-type="float" office:value="441" calcext:value-type="float">
            <text:p>441</text:p>
          </table:table-cell>
          <table:table-cell office:value-type="float" office:value="8.7" calcext:value-type="float">
            <text:p>8,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43]&gt;[.$C442];[.$A442]+1;0)" office:value-type="float" office:value="5" calcext:value-type="float">
            <text:p>5</text:p>
          </table:table-cell>
          <table:table-cell office:value-type="float" office:value="442" calcext:value-type="float">
            <text:p>442</text:p>
          </table:table-cell>
          <table:table-cell office:value-type="float" office:value="11.1" calcext:value-type="float">
            <text:p>11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44]&gt;[.$C443];[.$A443]+1;0)" office:value-type="float" office:value="6" calcext:value-type="float">
            <text:p>6</text:p>
          </table:table-cell>
          <table:table-cell office:value-type="float" office:value="443" calcext:value-type="float">
            <text:p>443</text:p>
          </table:table-cell>
          <table:table-cell office:value-type="float" office:value="12.2" calcext:value-type="float">
            <text:p>12,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45]&gt;[.$C444];[.$A444]+1;0)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46]&gt;[.$C445];[.$A445]+1;0)"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10.5" calcext:value-type="float">
            <text:p>1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47]&gt;[.$C446];[.$A446]+1;0)"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8.8" calcext:value-type="float">
            <text:p>8,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48]&gt;[.$C447];[.$A447]+1;0)"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49]&gt;[.$C448];[.$A448]+1;0)"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 office:value-type="float" office:value="7.6" calcext:value-type="float">
            <text:p>7,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50]&gt;[.$C449];[.$A449]+1;0)"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51]&gt;[.$C450];[.$A450]+1;0)"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52]&gt;[.$C451];[.$A451]+1;0)" office:value-type="float" office:value="4" calcext:value-type="float">
            <text:p>4</text:p>
          </table:table-cell>
          <table:table-cell office:value-type="float" office:value="451" calcext:value-type="float">
            <text:p>451</text:p>
          </table:table-cell>
          <table:table-cell office:value-type="float" office:value="16.3" calcext:value-type="float">
            <text:p>16,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53]&gt;[.$C452];[.$A452]+1;0)" office:value-type="float" office:value="5" calcext:value-type="float">
            <text:p>5</text:p>
          </table:table-cell>
          <table:table-cell office:value-type="float" office:value="452" calcext:value-type="float">
            <text:p>452</text:p>
          </table:table-cell>
          <table:table-cell office:value-type="float" office:value="20.2" calcext:value-type="float">
            <text:p>20,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54]&gt;[.$C453];[.$A453]+1;0)" office:value-type="float" office:value="6" calcext:value-type="float">
            <text:p>6</text:p>
          </table:table-cell>
          <table:table-cell office:value-type="float" office:value="453" calcext:value-type="float">
            <text:p>453</text:p>
          </table:table-cell>
          <table:table-cell office:value-type="float" office:value="23.2" calcext:value-type="float">
            <text:p>23,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55]&gt;[.$C454];[.$A454]+1;0)" office:value-type="float" office:value="7" calcext:value-type="float">
            <text:p>7</text:p>
          </table:table-cell>
          <table:table-cell office:value-type="float" office:value="454" calcext:value-type="float">
            <text:p>454</text:p>
          </table:table-cell>
          <table:table-cell office:value-type="float" office:value="24.8" calcext:value-type="float">
            <text:p>24,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56]&gt;[.$C455];[.$A455]+1;0)"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4.9" calcext:value-type="float">
            <text:p>24,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57]&gt;[.$C456];[.$A456]+1;0)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23.3" calcext:value-type="float">
            <text:p>23,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58]&gt;[.$C457];[.$A457]+1;0)"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21.3" calcext:value-type="float">
            <text:p>21,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59]&gt;[.$C458];[.$A458]+1;0)"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19.7" calcext:value-type="float">
            <text:p>19,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60]&gt;[.$C459];[.$A459]+1;0)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19.1" calcext:value-type="float">
            <text:p>19,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61]&gt;[.$C460];[.$A460]+1;0)"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62]&gt;[.$C461];[.$A461]+1;0)" office:value-type="float" office:value="2" calcext:value-type="float">
            <text:p>2</text:p>
          </table:table-cell>
          <table:table-cell office:value-type="float" office:value="461" calcext:value-type="float">
            <text:p>461</text:p>
          </table:table-cell>
          <table:table-cell office:value-type="float" office:value="22.1" calcext:value-type="float">
            <text:p>22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63]&gt;[.$C462];[.$A462]+1;0)" office:value-type="float" office:value="3" calcext:value-type="float">
            <text:p>3</text:p>
          </table:table-cell>
          <table:table-cell office:value-type="float" office:value="462" calcext:value-type="float">
            <text:p>46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64]&gt;[.$C463];[.$A463]+1;0)" office:value-type="float" office:value="4" calcext:value-type="float">
            <text:p>4</text:p>
          </table:table-cell>
          <table:table-cell office:value-type="float" office:value="463" calcext:value-type="float">
            <text:p>463</text:p>
          </table:table-cell>
          <table:table-cell office:value-type="float" office:value="27.7" calcext:value-type="float">
            <text:p>27,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65]&gt;[.$C464];[.$A464]+1;0)" office:value-type="float" office:value="5" calcext:value-type="float">
            <text:p>5</text:p>
          </table:table-cell>
          <table:table-cell office:value-type="float" office:value="464" calcext:value-type="float">
            <text:p>464</text:p>
          </table:table-cell>
          <table:table-cell office:value-type="float" office:value="29.4" calcext:value-type="float">
            <text:p>29,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66]&gt;[.$C465];[.$A465]+1;0)" office:value-type="float" office:value="6" calcext:value-type="float">
            <text:p>6</text:p>
          </table:table-cell>
          <table:table-cell office:value-type="float" office:value="465" calcext:value-type="float">
            <text:p>465</text:p>
          </table:table-cell>
          <table:table-cell office:value-type="float" office:value="29.5" calcext:value-type="float">
            <text:p>29,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67]&gt;[.$C466];[.$A466]+1;0)"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27.8" calcext:value-type="float">
            <text:p>27,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68]&gt;[.$C467];[.$A467]+1;0)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24.9" calcext:value-type="float">
            <text:p>24,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69]&gt;[.$C468];[.$A468]+1;0)"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21.3" calcext:value-type="float">
            <text:p>21,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70]&gt;[.$C469];[.$A469]+1;0)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18.1" calcext:value-type="float">
            <text:p>18,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71]&gt;[.$C470];[.$A470]+1;0)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15.9" calcext:value-type="float">
            <text:p>15,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72]&gt;[.$C471];[.$A471]+1;0)"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15.3" calcext:value-type="float">
            <text:p>15,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73]&gt;[.$C472];[.$A472]+1;0)"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74]&gt;[.$C473];[.$A473]+1;0)" office:value-type="float" office:value="2" calcext:value-type="float">
            <text:p>2</text:p>
          </table:table-cell>
          <table:table-cell office:value-type="float" office:value="473" calcext:value-type="float">
            <text:p>473</text:p>
          </table:table-cell>
          <table:table-cell office:value-type="float" office:value="17.5" calcext:value-type="float">
            <text:p>17,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75]&gt;[.$C474];[.$A474]+1;0)" office:value-type="float" office:value="3" calcext:value-type="float">
            <text:p>3</text:p>
          </table:table-cell>
          <table:table-cell office:value-type="float" office:value="474" calcext:value-type="float">
            <text:p>47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76]&gt;[.$C475];[.$A475]+1;0)" office:value-type="float" office:value="4" calcext:value-type="float">
            <text:p>4</text:p>
          </table:table-cell>
          <table:table-cell office:value-type="float" office:value="475" calcext:value-type="float">
            <text:p>475</text:p>
          </table:table-cell>
          <table:table-cell office:value-type="float" office:value="19.5" calcext:value-type="float">
            <text:p>19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77]&gt;[.$C476];[.$A476]+1;0)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18.7" calcext:value-type="float">
            <text:p>18,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78]&gt;[.$C477];[.$A477]+1;0)"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16.3" calcext:value-type="float">
            <text:p>16,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79]&gt;[.$C478];[.$A478]+1;0)"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80]&gt;[.$C479];[.$A479]+1;0)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float" office:value="8.8" calcext:value-type="float">
            <text:p>8,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81]&gt;[.$C480];[.$A480]+1;0)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5.3" calcext:value-type="float">
            <text:p>5,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82]&gt;[.$C481];[.$A481]+1;0)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3.2" calcext:value-type="float">
            <text:p>3,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83]&gt;[.$C482];[.$A482]+1;0)"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2.7" calcext:value-type="float">
            <text:p>2,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84]&gt;[.$C483];[.$A483]+1;0)"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3.9" calcext:value-type="float">
            <text:p>3,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85]&gt;[.$C484];[.$A484]+1;0)" office:value-type="float" office:value="2" calcext:value-type="float">
            <text:p>2</text:p>
          </table:table-cell>
          <table:table-cell office:value-type="float" office:value="484" calcext:value-type="float">
            <text:p>48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86]&gt;[.$C485];[.$A485]+1;0)" office:value-type="float" office:value="3" calcext:value-type="float">
            <text:p>3</text:p>
          </table:table-cell>
          <table:table-cell office:value-type="float" office:value="485" calcext:value-type="float">
            <text:p>485</text:p>
          </table:table-cell>
          <table:table-cell office:value-type="float" office:value="8.2" calcext:value-type="float">
            <text:p>8,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87]&gt;[.$C486];[.$A486]+1;0)" office:value-type="float" office:value="4" calcext:value-type="float">
            <text:p>4</text:p>
          </table:table-cell>
          <table:table-cell office:value-type="float" office:value="486" calcext:value-type="float">
            <text:p>486</text:p>
          </table:table-cell>
          <table:table-cell office:value-type="float" office:value="9.7" calcext:value-type="float">
            <text:p>9,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88]&gt;[.$C487];[.$A487]+1;0)"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89]&gt;[.$C488];[.$A488]+1;0)"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8.8" calcext:value-type="float">
            <text:p>8,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90]&gt;[.$C489];[.$A489]+1;0)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6.6" calcext:value-type="float">
            <text:p>6,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91]&gt;[.$C490];[.$A490]+1;0)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4.1" calcext:value-type="float">
            <text:p>4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92]&gt;[.$C491];[.$A491]+1;0)"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93]&gt;[.$C492];[.$A492]+1;0)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1.6" calcext:value-type="float">
            <text:p>1,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94]&gt;[.$C493];[.$A493]+1;0)"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  <table:table-cell office:value-type="float" office:value="2.7" calcext:value-type="float">
            <text:p>2,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95]&gt;[.$C494];[.$A494]+1;0)"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5.4" calcext:value-type="float">
            <text:p>5,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96]&gt;[.$C495];[.$A495]+1;0)"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office:value-type="float" office:value="9.1" calcext:value-type="float">
            <text:p>9,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97]&gt;[.$C496];[.$A496]+1;0)"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office:value-type="float" office:value="12.9" calcext:value-type="float">
            <text:p>12,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98]&gt;[.$C497];[.$A497]+1;0)" office:value-type="float" office:value="5" calcext:value-type="float">
            <text:p>5</text:p>
          </table:table-cell>
          <table:table-cell office:value-type="float" office:value="497" calcext:value-type="float">
            <text:p>497</text:p>
          </table:table-cell>
          <table:table-cell office:value-type="float" office:value="15.9" calcext:value-type="float">
            <text:p>15,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499]&gt;[.$C498];[.$A498]+1;0)"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17.5" calcext:value-type="float">
            <text:p>17,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500]&gt;[.$C499];[.$A499]+1;0)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17.5" calcext:value-type="float">
            <text:p>17,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IF([.$C501]&gt;[.$C500];[.$A500]+1;0)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6.4" calcext:value-type="float">
            <text:p>16,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0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5.3" table:style-name="ta1">
        <table:shapes>
          <draw:frame draw:z-index="0" draw:style-name="gr1" draw:text-style-name="P1" svg:width="160.01mm" svg:height="90.06mm" svg:x="128.96mm" svg:y="96.08m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Dzien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Opad</text:p>
          </table:table-cell>
          <table:table-cell office:value-type="string" calcext:value-type="string">
            <text:p>Kategoria_chmur</text:p>
          </table:table-cell>
          <table:table-cell office:value-type="string" calcext:value-type="string">
            <text:p>Wielkosc_chmur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6" calcext:value-type="float">
            <text:p>23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6" calcext:value-type="float">
            <text:p>23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3" calcext:value-type="float">
            <text:p>22,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4" calcext:value-type="float">
            <text:p>20,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9" calcext:value-type="float">
            <text:p>18,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5" calcext:value-type="float">
            <text:p>18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string" calcext:value-type="string">
            <text:p>Kategoria_chmur</text:p>
          </table:table-cell>
          <table:table-cell table:style-name="ce7" office:value-type="string" calcext:value-type="string">
            <text:p>Wielkosc_chmur</text:p>
          </table:table-cell>
          <table:table-cell table:style-name="ce12" office:value-type="string" calcext:value-type="string">
            <text:p>Średnia - Opad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5" calcext:value-type="float">
            <text:p>19,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C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3.45" calcext:value-type="float">
            <text:p>3,45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8" calcext:value-type="float">
            <text:p>21,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14" office:value-type="float" office:value="7.28205128205128" calcext:value-type="float">
            <text:p>7,28205128205128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.8" calcext:value-type="float">
            <text:p>24,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"/>
          <table:table-cell table:style-name="ce9" office:value-type="float" office:value="3" calcext:value-type="float">
            <text:p>3</text:p>
          </table:table-cell>
          <table:table-cell table:style-name="ce14" office:value-type="float" office:value="9.05128205128205" calcext:value-type="float">
            <text:p>9,05128205128205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7" calcext:value-type="float">
            <text:p>27,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4"/>
          <table:table-cell table:style-name="ce9" office:value-type="float" office:value="4" calcext:value-type="float">
            <text:p>4</text:p>
          </table:table-cell>
          <table:table-cell table:style-name="ce14" office:value-type="float" office:value="11.5789473684211" calcext:value-type="float">
            <text:p>11,5789473684211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.5" calcext:value-type="float">
            <text:p>29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5"/>
          <table:table-cell table:style-name="ce10" office:value-type="float" office:value="5" calcext:value-type="float">
            <text:p>5</text:p>
          </table:table-cell>
          <table:table-cell table:style-name="ce15" office:value-type="float" office:value="19.4" calcext:value-type="float">
            <text:p>19,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.8" calcext:value-type="float">
            <text:p>29,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S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3.72727272727273" calcext:value-type="float">
            <text:p>3,72727272727273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3" calcext:value-type="float">
            <text:p>28,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14" office:value-type="float" office:value="6.52380952380952" calcext:value-type="float">
            <text:p>6,52380952380952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5" calcext:value-type="float">
            <text:p>25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9" office:value-type="float" office:value="3" calcext:value-type="float">
            <text:p>3</text:p>
          </table:table-cell>
          <table:table-cell table:style-name="ce14" office:value-type="float" office:value="10.2857142857143" calcext:value-type="float">
            <text:p>10,2857142857143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9" office:value-type="float" office:value="4" calcext:value-type="float">
            <text:p>4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9" calcext:value-type="float">
            <text:p>18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office:value-type="float" office:value="5" calcext:value-type="float">
            <text:p>5</text:p>
          </table:table-cell>
          <table:table-cell table:style-name="ce15" office:value-type="float" office:value="19.6428571428571" calcext:value-type="float">
            <text:p>19,642857142857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9" calcext:value-type="float">
            <text:p>16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Razem Wynik</text:p>
          </table:table-cell>
          <table:table-cell table:style-name="ce11"/>
          <table:table-cell table:style-name="ce16" office:value-type="float" office:value="9.71326164874552" calcext:value-type="float">
            <text:p>9,71326164874552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,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1" calcext:value-type="float">
            <text:p>17,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7" calcext:value-type="float">
            <text:p>18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.2" calcext:value-type="float">
            <text:p>20,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.8" calcext:value-type="float">
            <text:p>20,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.9" calcext:value-type="float">
            <text:p>19,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.5" calcext:value-type="float">
            <text:p>17,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9" calcext:value-type="float">
            <text:p>13,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9" calcext:value-type="float">
            <text:p>9,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4" calcext:value-type="float">
            <text:p>6,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6" calcext:value-type="float">
            <text:p>3,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6" calcext:value-type="float">
            <text:p>4,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6" calcext:value-type="float">
            <text:p>6,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.7" calcext:value-type="float">
            <text:p>8,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.1" calcext:value-type="float">
            <text:p>10,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8" calcext:value-type="float">
            <text:p>8,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4" calcext:value-type="float">
            <text:p>6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8" calcext:value-type="float">
            <text:p>3,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6" calcext:value-type="float">
            <text:p>4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2" calcext:value-type="float">
            <text:p>8,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8" calcext:value-type="float">
            <text:p>11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7" calcext:value-type="float">
            <text:p>14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.3" calcext:value-type="float">
            <text:p>16,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.3" calcext:value-type="float">
            <text:p>16,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2" calcext:value-type="float">
            <text:p>15,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.6" calcext:value-type="float">
            <text:p>13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5" calcext:value-type="float">
            <text:p>12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5" calcext:value-type="float">
            <text:p>12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.1" calcext:value-type="float">
            <text:p>14,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.1" calcext:value-type="float">
            <text:p>17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.9" calcext:value-type="float">
            <text:p>20,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.5" calcext:value-type="float">
            <text:p>24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.3" calcext:value-type="float">
            <text:p>27,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.4" calcext:value-type="float">
            <text:p>28,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.8" calcext:value-type="float">
            <text:p>27,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9" calcext:value-type="float">
            <text:p>25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.4" calcext:value-type="float">
            <text:p>23,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.2" calcext:value-type="float">
            <text:p>21,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.3" calcext:value-type="float">
            <text:p>20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.8" calcext:value-type="float">
            <text:p>21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.1" calcext:value-type="float">
            <text:p>26,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.3" calcext:value-type="float">
            <text:p>27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.8" calcext:value-type="float">
            <text:p>26,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.7" calcext:value-type="float">
            <text:p>24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.2" calcext:value-type="float">
            <text:p>21,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.3" calcext:value-type="float">
            <text:p>17,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.7" calcext:value-type="float">
            <text:p>13,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.3" calcext:value-type="float">
            <text:p>11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.5" calcext:value-type="float">
            <text:p>12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.7" calcext:value-type="float">
            <text:p>14,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.1" calcext:value-type="float">
            <text:p>14,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.9" calcext:value-type="float">
            <text:p>11,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7" calcext:value-type="float">
            <text:p>8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1" calcext:value-type="float">
            <text:p>5,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" calcext:value-type="float">
            <text:p>0,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9" calcext:value-type="float">
            <text:p>7,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9" calcext:value-type="float">
            <text:p>10,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.3" calcext:value-type="float">
            <text:p>10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7" calcext:value-type="float">
            <text:p>8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7" calcext:value-type="float">
            <text:p>6,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3" calcext:value-type="float">
            <text:p>5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2" calcext:value-type="float">
            <text:p>5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8" calcext:value-type="float">
            <text:p>9,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.7" calcext:value-type="float">
            <text:p>13,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7" calcext:value-type="float">
            <text:p>17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.8" calcext:value-type="float">
            <text:p>20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.4" calcext:value-type="float">
            <text:p>22,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.5" calcext:value-type="float">
            <text:p>22,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.2" calcext:value-type="float">
            <text:p>21,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.5" calcext:value-type="float">
            <text:p>19,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.1" calcext:value-type="float">
            <text:p>18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.8" calcext:value-type="float">
            <text:p>17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.9" calcext:value-type="float">
            <text:p>18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.3" calcext:value-type="float">
            <text:p>21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.5" calcext:value-type="float">
            <text:p>24,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7.5" calcext:value-type="float">
            <text:p>27,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9.5" calcext:value-type="float">
            <text:p>29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9.9" calcext:value-type="float">
            <text:p>29,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8.6" calcext:value-type="float">
            <text:p>28,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.9" calcext:value-type="float">
            <text:p>25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.6" calcext:value-type="float">
            <text:p>22,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.7" calcext:value-type="float">
            <text:p>19,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.8" calcext:value-type="float">
            <text:p>17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.3" calcext:value-type="float">
            <text:p>17,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.2" calcext:value-type="float">
            <text:p>18,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.8" calcext:value-type="float">
            <text:p>19,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.4" calcext:value-type="float">
            <text:p>21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.2" calcext:value-type="float">
            <text:p>21,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.8" calcext:value-type="float">
            <text:p>18,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.2" calcext:value-type="float">
            <text:p>15,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.1" calcext:value-type="float">
            <text:p>11,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.2" calcext:value-type="float">
            <text:p>5,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6" calcext:value-type="float">
            <text:p>4,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.5" calcext:value-type="float">
            <text:p>5,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3" calcext:value-type="float">
            <text:p>7,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.3" calcext:value-type="float">
            <text:p>9,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.5" calcext:value-type="float">
            <text:p>10,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.4" calcext:value-type="float">
            <text:p>10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4" calcext:value-type="float">
            <text:p>6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.6" calcext:value-type="float">
            <text:p>3,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" calcext:value-type="float">
            <text:p>1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9" calcext:value-type="float">
            <text:p>3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3" calcext:value-type="float">
            <text:p>7,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.9" calcext:value-type="float">
            <text:p>10,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.7" calcext:value-type="float">
            <text:p>13,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.1" calcext:value-type="float">
            <text:p>15,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.1" calcext:value-type="float">
            <text:p>15,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.9" calcext:value-type="float">
            <text:p>13,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.3" calcext:value-type="float">
            <text:p>12,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.2" calcext:value-type="float">
            <text:p>11,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.9" calcext:value-type="float">
            <text:p>12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.8" calcext:value-type="float">
            <text:p>19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.6" calcext:value-type="float">
            <text:p>23,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6.4" calcext:value-type="float">
            <text:p>26,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7.7" calcext:value-type="float">
            <text:p>27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7.2" calcext:value-type="float">
            <text:p>27,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5" calcext:value-type="float">
            <text:p>25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.1" calcext:value-type="float">
            <text:p>23,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.4" calcext:value-type="float">
            <text:p>20,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.1" calcext:value-type="float">
            <text:p>22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4.5" calcext:value-type="float">
            <text:p>24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6.8" calcext:value-type="float">
            <text:p>26,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7.7" calcext:value-type="float">
            <text:p>27,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.6" calcext:value-type="float">
            <text:p>25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.3" calcext:value-type="float">
            <text:p>22,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.4" calcext:value-type="float">
            <text:p>18,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.9" calcext:value-type="float">
            <text:p>14,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.7" calcext:value-type="float">
            <text:p>11,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.3" calcext:value-type="float">
            <text:p>12,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.7" calcext:value-type="float">
            <text:p>13,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.2" calcext:value-type="float">
            <text:p>15,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.9" calcext:value-type="float">
            <text:p>15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.1" calcext:value-type="float">
            <text:p>15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.9" calcext:value-type="float">
            <text:p>12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.6" calcext:value-type="float">
            <text:p>9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9" calcext:value-type="float">
            <text:p>5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.8" calcext:value-type="float">
            <text:p>2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.7" calcext:value-type="float">
            <text:p>7,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.4" calcext:value-type="float">
            <text:p>10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7" calcext:value-type="float">
            <text:p>9,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9" calcext:value-type="float">
            <text:p>5,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.4" calcext:value-type="float">
            <text:p>4,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.2" calcext:value-type="float">
            <text:p>4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6" calcext:value-type="float">
            <text:p>5,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.6" calcext:value-type="float">
            <text:p>8,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.5" calcext:value-type="float">
            <text:p>12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.4" calcext:value-type="float">
            <text:p>16,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5" calcext:value-type="float">
            <text:p>19,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.2" calcext:value-type="float">
            <text:p>2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.3" calcext:value-type="float">
            <text:p>21,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.1" calcext:value-type="float">
            <text:p>20,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.4" calcext:value-type="float">
            <text:p>18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.1" calcext:value-type="float">
            <text:p>17,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.9" calcext:value-type="float">
            <text:p>16,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8.2" calcext:value-type="float">
            <text:p>18,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.7" calcext:value-type="float">
            <text:p>20,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7.2" calcext:value-type="float">
            <text:p>27,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.4" calcext:value-type="float">
            <text:p>29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9.9" calcext:value-type="float">
            <text:p>29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8.8" calcext:value-type="float">
            <text:p>28,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6.2" calcext:value-type="float">
            <text:p>26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3.1" calcext:value-type="float">
            <text:p>23,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.3" calcext:value-type="float">
            <text:p>20,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8.5" calcext:value-type="float">
            <text:p>18,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8.2" calcext:value-type="float">
            <text:p>18,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.1" calcext:value-type="float">
            <text:p>19,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.9" calcext:value-type="float">
            <text:p>2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.5" calcext:value-type="float">
            <text:p>22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.2" calcext:value-type="float">
            <text:p>23,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.4" calcext:value-type="float">
            <text:p>22,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6.4" calcext:value-type="float">
            <text:p>16,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.3" calcext:value-type="float">
            <text:p>12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.7" calcext:value-type="float">
            <text:p>8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4" calcext:value-type="float">
            <text:p>6,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6" calcext:value-type="float">
            <text:p>5,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4" calcext:value-type="float">
            <text:p>6,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.2" calcext:value-type="float">
            <text:p>8,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.1" calcext:value-type="float">
            <text:p>11,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.9" calcext:value-type="float">
            <text:p>10,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3" calcext:value-type="float">
            <text:p>9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6" calcext:value-type="float">
            <text:p>6,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6" calcext:value-type="float">
            <text:p>3,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2" calcext:value-type="float">
            <text:p>1,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2" calcext:value-type="float">
            <text:p>0,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2" calcext:value-type="float">
            <text:p>3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6" calcext:value-type="float">
            <text:p>6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.7" calcext:value-type="float">
            <text:p>12,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.1" calcext:value-type="float">
            <text:p>14,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.7" calcext:value-type="float">
            <text:p>12,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.1" calcext:value-type="float">
            <text:p>11,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.1" calcext:value-type="float">
            <text:p>10,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.7" calcext:value-type="float">
            <text:p>11,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.8" calcext:value-type="float">
            <text:p>14,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8.7" calcext:value-type="float">
            <text:p>18,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.5" calcext:value-type="float">
            <text:p>22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.4" calcext:value-type="float">
            <text:p>25,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.8" calcext:value-type="float">
            <text:p>26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6.5" calcext:value-type="float">
            <text:p>26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4.9" calcext:value-type="float">
            <text:p>24,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2.6" calcext:value-type="float">
            <text:p>22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.7" calcext:value-type="float">
            <text:p>20,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9.9" calcext:value-type="float">
            <text:p>19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.4" calcext:value-type="float">
            <text:p>20,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2.3" calcext:value-type="float">
            <text:p>22,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4.8" calcext:value-type="float">
            <text:p>24,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7.2" calcext:value-type="float">
            <text:p>27,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8.6" calcext:value-type="float">
            <text:p>28,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8.4" calcext:value-type="float">
            <text:p>28,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.5" calcext:value-type="float">
            <text:p>26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3.3" calcext:value-type="float">
            <text:p>23,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9.5" calcext:value-type="float">
            <text:p>19,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.7" calcext:value-type="float">
            <text:p>13,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.9" calcext:value-type="float">
            <text:p>12,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.5" calcext:value-type="float">
            <text:p>13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6.4" calcext:value-type="float">
            <text:p>16,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7.1" calcext:value-type="float">
            <text:p>17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.3" calcext:value-type="float">
            <text:p>16,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.5" calcext:value-type="float">
            <text:p>10,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7" calcext:value-type="float">
            <text:p>6,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5" calcext:value-type="float">
            <text:p>3,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6" calcext:value-type="float">
            <text:p>1,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" calcext:value-type="float">
            <text:p>1,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8" calcext:value-type="float">
            <text:p>2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2" calcext:value-type="float">
            <text:p>5,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7" calcext:value-type="float">
            <text:p>7,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.6" calcext:value-type="float">
            <text:p>9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.1" calcext:value-type="float">
            <text:p>10,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.3" calcext:value-type="float">
            <text:p>9,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.4" calcext:value-type="float">
            <text:p>7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1" calcext:value-type="float">
            <text:p>5,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5" calcext:value-type="float">
            <text:p>3,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2" calcext:value-type="float">
            <text:p>3,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6" calcext:value-type="float">
            <text:p>4,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5" calcext:value-type="float">
            <text:p>7,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.3" calcext:value-type="float">
            <text:p>11,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5.2" calcext:value-type="float">
            <text:p>15,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8.3" calcext:value-type="float">
            <text:p>18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.9" calcext:value-type="float">
            <text:p>19,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8.9" calcext:value-type="float">
            <text:p>18,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7.3" calcext:value-type="float">
            <text:p>17,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.9" calcext:value-type="float">
            <text:p>15,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7.3" calcext:value-type="float">
            <text:p>17,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3.4" calcext:value-type="float">
            <text:p>23,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6.8" calcext:value-type="float">
            <text:p>26,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9.1" calcext:value-type="float">
            <text:p>29,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9.8" calcext:value-type="float">
            <text:p>29,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8.8" calcext:value-type="float">
            <text:p>28,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6.4" calcext:value-type="float">
            <text:p>26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3.4" calcext:value-type="float">
            <text:p>23,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.7" calcext:value-type="float">
            <text:p>20,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9.1" calcext:value-type="float">
            <text:p>19,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8.9" calcext:value-type="float">
            <text:p>18,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.6" calcext:value-type="float">
            <text:p>23,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4.4" calcext:value-type="float">
            <text:p>24,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3.6" calcext:value-type="float">
            <text:p>23,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1.3" calcext:value-type="float">
            <text:p>21,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7.7" calcext:value-type="float">
            <text:p>17,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.6" calcext:value-type="float">
            <text:p>13,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.6" calcext:value-type="float">
            <text:p>7,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8" calcext:value-type="float">
            <text:p>6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.5" calcext:value-type="float">
            <text:p>7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.1" calcext:value-type="float">
            <text:p>9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.8" calcext:value-type="float">
            <text:p>11,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.5" calcext:value-type="float">
            <text:p>11,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.7" calcext:value-type="float">
            <text:p>9,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9" calcext:value-type="float">
            <text:p>6,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.8" calcext:value-type="float">
            <text:p>3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1" calcext:value-type="float">
            <text:p>0,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" calcext:value-type="float">
            <text:p>0,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8" calcext:value-type="float">
            <text:p>2,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.3" calcext:value-type="float">
            <text:p>9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.8" calcext:value-type="float">
            <text:p>11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.1" calcext:value-type="float">
            <text:p>13,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2.9" calcext:value-type="float">
            <text:p>12,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.6" calcext:value-type="float">
            <text:p>11,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.9" calcext:value-type="float">
            <text:p>9,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.7" calcext:value-type="float">
            <text:p>8,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.8" calcext:value-type="float">
            <text:p>8,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.5" calcext:value-type="float">
            <text:p>10,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3.5" calcext:value-type="float">
            <text:p>13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.5" calcext:value-type="float">
            <text:p>17,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1.4" calcext:value-type="float">
            <text:p>21,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4.4" calcext:value-type="float">
            <text:p>24,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.8" calcext:value-type="float">
            <text:p>25,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5.6" calcext:value-type="float">
            <text:p>25,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4.1" calcext:value-type="float">
            <text:p>24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.3" calcext:value-type="float">
            <text:p>20,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.6" calcext:value-type="float">
            <text:p>19,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.3" calcext:value-type="float">
            <text:p>20,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2.3" calcext:value-type="float">
            <text:p>22,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7.5" calcext:value-type="float">
            <text:p>27,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.1" calcext:value-type="float">
            <text:p>29,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7.2" calcext:value-type="float">
            <text:p>27,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4.1" calcext:value-type="float">
            <text:p>24,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.4" calcext:value-type="float">
            <text:p>20,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.1" calcext:value-type="float">
            <text:p>17,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.9" calcext:value-type="float">
            <text:p>14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.1" calcext:value-type="float">
            <text:p>14,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.8" calcext:value-type="float">
            <text:p>14,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6.3" calcext:value-type="float">
            <text:p>16,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.7" calcext:value-type="float">
            <text:p>17,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8.3" calcext:value-type="float">
            <text:p>18,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7.5" calcext:value-type="float">
            <text:p>17,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.1" calcext:value-type="float">
            <text:p>15,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.6" calcext:value-type="float">
            <text:p>11,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7" calcext:value-type="float">
            <text:p>7,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4" calcext:value-type="float">
            <text:p>4,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3" calcext:value-type="float">
            <text:p>2,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.2" calcext:value-type="float">
            <text:p>3,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5" calcext:value-type="float">
            <text:p>5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.9" calcext:value-type="float">
            <text:p>7,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.6" calcext:value-type="float">
            <text:p>9,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9" calcext:value-type="float">
            <text:p>6,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8" calcext:value-type="float">
            <text:p>2,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3" calcext:value-type="float">
            <text:p>2,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.6" calcext:value-type="float">
            <text:p>3,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4" calcext:value-type="float">
            <text:p>6,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.2" calcext:value-type="float">
            <text:p>10,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7.1" calcext:value-type="float">
            <text:p>17,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8.7" calcext:value-type="float">
            <text:p>18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.8" calcext:value-type="float">
            <text:p>18,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.7" calcext:value-type="float">
            <text:p>17,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6.1" calcext:value-type="float">
            <text:p>16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.9" calcext:value-type="float">
            <text:p>14,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.9" calcext:value-type="float">
            <text:p>14,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6.3" calcext:value-type="float">
            <text:p>16,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9.1" calcext:value-type="float">
            <text:p>19,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2.7" calcext:value-type="float">
            <text:p>22,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6.1" calcext:value-type="float">
            <text:p>26,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8.6" calcext:value-type="float">
            <text:p>28,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.5" calcext:value-type="float">
            <text:p>29,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8.6" calcext:value-type="float">
            <text:p>28,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6.4" calcext:value-type="float">
            <text:p>26,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3.6" calcext:value-type="float">
            <text:p>23,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9.6" calcext:value-type="float">
            <text:p>19,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9.5" calcext:value-type="float">
            <text:p>19,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.7" calcext:value-type="float">
            <text:p>20,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2.7" calcext:value-type="float">
            <text:p>22,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4.5" calcext:value-type="float">
            <text:p>24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5.4" calcext:value-type="float">
            <text:p>25,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.8" calcext:value-type="float">
            <text:p>24,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2.5" calcext:value-type="float">
            <text:p>22,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8.9" calcext:value-type="float">
            <text:p>18,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.8" calcext:value-type="float">
            <text:p>14,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.8" calcext:value-type="float">
            <text:p>8,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1.8" calcext:value-type="float">
            <text:p>11,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.7" calcext:value-type="float">
            <text:p>12,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.3" calcext:value-type="float">
            <text:p>10,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4" calcext:value-type="float">
            <text:p>7,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1" calcext:value-type="float">
            <text:p>4,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" calcext:value-type="float">
            <text:p>1,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1" calcext:value-type="float">
            <text:p>0,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.5" calcext:value-type="float">
            <text:p>5,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.7" calcext:value-type="float">
            <text:p>8,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1.1" calcext:value-type="float">
            <text:p>11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2.2" calcext:value-type="float">
            <text:p>12,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.5" calcext:value-type="float">
            <text:p>1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.8" calcext:value-type="float">
            <text:p>8,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.6" calcext:value-type="float">
            <text:p>7,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6.3" calcext:value-type="float">
            <text:p>16,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.2" calcext:value-type="float">
            <text:p>20,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3.2" calcext:value-type="float">
            <text:p>23,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4.8" calcext:value-type="float">
            <text:p>24,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4.9" calcext:value-type="float">
            <text:p>24,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3.3" calcext:value-type="float">
            <text:p>23,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1.3" calcext:value-type="float">
            <text:p>21,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.7" calcext:value-type="float">
            <text:p>19,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9.1" calcext:value-type="float">
            <text:p>19,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2.1" calcext:value-type="float">
            <text:p>22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7.7" calcext:value-type="float">
            <text:p>27,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9.4" calcext:value-type="float">
            <text:p>29,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9.5" calcext:value-type="float">
            <text:p>29,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7.8" calcext:value-type="float">
            <text:p>27,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4.9" calcext:value-type="float">
            <text:p>24,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1.3" calcext:value-type="float">
            <text:p>21,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8.1" calcext:value-type="float">
            <text:p>18,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.9" calcext:value-type="float">
            <text:p>15,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.3" calcext:value-type="float">
            <text:p>15,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7.5" calcext:value-type="float">
            <text:p>17,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9.5" calcext:value-type="float">
            <text:p>19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.7" calcext:value-type="float">
            <text:p>18,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6.3" calcext:value-type="float">
            <text:p>16,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.8" calcext:value-type="float">
            <text:p>8,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.3" calcext:value-type="float">
            <text:p>5,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.2" calcext:value-type="float">
            <text:p>3,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7" calcext:value-type="float">
            <text:p>2,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.9" calcext:value-type="float">
            <text:p>3,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.2" calcext:value-type="float">
            <text:p>8,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.7" calcext:value-type="float">
            <text:p>9,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.8" calcext:value-type="float">
            <text:p>8,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6" calcext:value-type="float">
            <text:p>6,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1" calcext:value-type="float">
            <text:p>4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6" calcext:value-type="float">
            <text:p>1,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7" calcext:value-type="float">
            <text:p>2,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4" calcext:value-type="float">
            <text:p>5,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.1" calcext:value-type="float">
            <text:p>9,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2.9" calcext:value-type="float">
            <text:p>12,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5.9" calcext:value-type="float">
            <text:p>15,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7.5" calcext:value-type="float">
            <text:p>17,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7.5" calcext:value-type="float">
            <text:p>17,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.4" calcext:value-type="float">
            <text:p>16,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0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5.4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zien</text:p>
          </table:table-cell>
          <table:table-cell table:style-name="ce1" office:value-type="string" calcext:value-type="string">
            <text:p>Temperatura</text:p>
          </table:table-cell>
          <table:table-cell office:value-type="string" calcext:value-type="string">
            <text:p>Opad</text:p>
          </table:table-cell>
          <table:table-cell table:style-name="ce1" office:value-type="string" calcext:value-type="string">
            <text:p>Kategoria_chmur</text:p>
          </table:table-cell>
          <table:table-cell table:style-name="ce1" office:value-type="string" calcext:value-type="string">
            <text:p>Wielkosc_chm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 table:number-rows-repeated="104807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-pilot-tables>
        <table:data-pilot-table table:name="DataPilot1" table:application-data="" table:target-range-address="'Ex5.3'.H9:'Ex5.3'.J20" table:buttons="'Ex5.3'.H9 'Ex5.3'.I9" table:show-filter-button="false" table:drill-down-on-double-click="false">
          <table:source-cell-range table:cell-range-address="'Ex5.3'.C1:'Ex5.3'.E501">
            <table:filter>
              <table:filter-or>
                <table:filter-condition table:field-number="3" table:value="C" table:operator="="/>
                <table:filter-condition table:field-number="3" table:value="S" table:operator="="/>
              </table:filter-or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Kategoria_chmur" table:orientation="row" table:used-hierarchy="0" table:function="auto">
            <table:data-pilot-level table:show-empty="false" calcext:repeat-item-labels="false">
              <table:data-pilot-members>
                <table:data-pilot-member table:name="C" table:display="true" table:show-details="true"/>
                <table:data-pilot-member table:name="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elkosc_chmu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pad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.00.0000</text:date>, <text:time style:data-style-name="N2" text:time-value="08:32:28.57774865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08:29:57.756610370</meta:creation-date>
    <meta:generator>LibreOffice/6.2.6.2$Linux_X86_64 LibreOffice_project/20$Build-2</meta:generator>
    <dc:date>2019-10-10T09:08:16.489726828</dc:date>
    <meta:editing-duration>PT5M14S</meta:editing-duration>
    <meta:editing-cycles>1</meta:editing-cycles>
    <meta:document-statistic meta:table-count="4" meta:cell-count="90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loext:data-pilot-source="DataPilot1" chart:class="chart:bar" chart:style-name="ch1">
        <chart:legend chart:legend-position="end" svg:x="13.192cm" svg:y="2.952cm" style:legend-expansion="high" chart:style-name="ch2"/>
        <chart:plot-area chart:style-name="ch3" table:cell-range-address="PivotChart" chart:data-source-has-labels="column" svg:x="1.331cm" svg:y="0.18cm" svg:width="11.541cm" svg:height="6.766cm">
          <chartooo:coordinate-region svg:x="1.952cm" svg:y="0.38cm" svg:width="10.92cm" svg:height="5.521cm"/>
          <chart:axis chart:dimension="x" chart:name="primary-x" chart:style-name="ch4" chartooo:axis-type="auto">
            <chartooo:date-scale/>
            <chart:title svg:x="5.112cm" svg:y="7.126cm" chart:style-name="ch5">
              <text:p>Kategoria i wielkość chmur</text:p>
            </chart:title>
            <chart:categories table:cell-range-address="PT@categories"/>
          </chart:axis>
          <chart:axis chart:dimension="y" chart:name="primary-y" chart:style-name="ch6">
            <chart:title svg:x="0.451cm" svg:y="5.062cm" chart:style-name="ch7">
              <text:p>Średni opad w mm3</text:p>
            </chart:title>
            <chart:grid chart:style-name="ch8" chart:class="major"/>
          </chart:axis>
          <chart:series chart:style-name="ch9" chart:values-cell-range-address="PT@data 0" chart:label-cell-address="PT@label 0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zem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 1</text:p>
                <text:list>
                  <text:list-item>
                    <text:p>C</text:p>
                  </text:list-item>
                  <text:list-item>
                    <text:p>1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3.45">
                <text:p>3.4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C 2</text:p>
                <text:list>
                  <text:list-item>
                    <text:p/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7.28205128205128">
                <text:p>7.28205128205128</text:p>
              </table:table-cell>
            </table:table-row>
            <table:table-row>
              <table:table-cell office:value-type="string">
                <text:p>C 3</text:p>
                <text:list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9.05128205128205">
                <text:p>9.05128205128205</text:p>
              </table:table-cell>
            </table:table-row>
            <table:table-row>
              <table:table-cell office:value-type="string">
                <text:p>C 4</text:p>
                <text:list>
                  <text:list-item>
                    <text:p/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1.5789473684211">
                <text:p>11.5789473684211</text:p>
              </table:table-cell>
            </table:table-row>
            <table:table-row>
              <table:table-cell office:value-type="string">
                <text:p>C 5</text:p>
                <text:list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S 1</text:p>
                <text:list>
                  <text:list-item>
                    <text:p>S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3.72727272727273">
                <text:p>3.72727272727273</text:p>
              </table:table-cell>
            </table:table-row>
            <table:table-row>
              <table:table-cell office:value-type="string">
                <text:p>S 2</text:p>
                <text:list>
                  <text:list-item>
                    <text:p/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6.52380952380952">
                <text:p>6.52380952380952</text:p>
              </table:table-cell>
            </table:table-row>
            <table:table-row>
              <table:table-cell office:value-type="string">
                <text:p>S 3</text:p>
                <text:list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10.2857142857143">
                <text:p>10.2857142857143</text:p>
              </table:table-cell>
            </table:table-row>
            <table:table-row>
              <table:table-cell office:value-type="string">
                <text:p>S 4</text:p>
                <text:list>
                  <text:list-item>
                    <text:p/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 5</text:p>
                <text:list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19.6428571428571">
                <text:p>19.64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